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15">
      <style:table-cell-properties fo:border="thin solid #000000"/>
    </style:style>
    <style:style style:name="ce7" style:family="table-cell" style:parent-style-name="Default" style:data-style-name="N39"/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Percent" style:data-style-name="N37">
      <style:table-cell-properties style:vertical-align="automatic" fo:background-color="transparent"/>
    </style:style>
    <style:style style:name="ce11" style:family="table-cell" style:parent-style-name="Default" style:data-style-name="N38"/>
    <style:style style:name="ce12" style:family="table-cell" style:parent-style-name="Default" style:data-style-name="N37"/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15">
      <style:table-cell-properties fo:border="thin solid #000000"/>
      <style:text-properties fo:color="#FF0000"/>
    </style:style>
    <style:style style:name="ce16" style:family="table-cell" style:parent-style-name="Default" style:data-style-name="N15"/>
    <style:style style:name="ce17" style:family="table-cell" style:parent-style-name="Percent" style:data-style-name="N36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Percent" style:data-style-name="N37">
      <style:table-cell-properties style:vertical-align="automatic" fo:background-color="#FFFF00"/>
    </style:style>
    <style:style style:name="ce21" style:family="table-cell" style:parent-style-name="Default" style:data-style-name="N15">
      <style:table-cell-properties fo:border="thin solid #000000" fo:background-color="#FFFF00"/>
    </style:style>
    <style:style style:name="ce22" style:family="table-cell" style:parent-style-name="Default" style:data-style-name="N38">
      <style:table-cell-properties fo:background-color="#FFFF00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82033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7568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0955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rmal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curacy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6" table:number-rows-spanned="1" table:style-name="ce13">
            <text:p>SM</text:p>
          </table:table-cell>
          <table:covered-table-cell table:number-columns-repeated="5"/>
          <table:table-cell table:style-name="ce1"/>
          <table:table-cell table:style-name="ce3"/>
          <table:table-cell office:value-type="string" table:number-columns-spanned="6" table:number-rows-spanned="1" table:style-name="ce13">
            <text:p>MM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table:style-name="ce1"/>
          <table:table-cell office:value-type="string" table:number-columns-spanned="3" table:number-rows-spanned="1" table:style-name="ce13">
            <text:p>brut</text:p>
          </table:table-cell>
          <table:covered-table-cell table:number-columns-repeated="2"/>
          <table:table-cell office:value-type="string" table:number-columns-spanned="3" table:number-rows-spanned="1" table:style-name="ce13">
            <text:p>pred</text:p>
          </table:table-cell>
          <table:covered-table-cell table:number-columns-repeated="2"/>
          <table:table-cell table:style-name="ce1"/>
          <table:table-cell table:style-name="ce3"/>
          <table:table-cell office:value-type="string" table:number-columns-spanned="3" table:number-rows-spanned="1" table:style-name="ce13">
            <text:p>brut</text:p>
          </table:table-cell>
          <table:covered-table-cell table:number-columns-repeated="2"/>
          <table:table-cell office:value-type="string" table:number-columns-spanned="3" table:number-rows-spanned="1" table:style-name="ce13">
            <text:p>pred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style-name="ce4">
            <text:p>degree</text:p>
          </table:table-cell>
          <table:table-cell office:value-type="string" table:style-name="ce5">
            <text:p>brut_u</text:p>
          </table:table-cell>
          <table:table-cell office:value-type="string" table:style-name="ce5">
            <text:p>brut_u_x</text:p>
          </table:table-cell>
          <table:table-cell office:value-type="string" table:style-name="ce5">
            <text:p>brut_u_xx</text:p>
          </table:table-cell>
          <table:table-cell office:value-type="string" table:style-name="ce5">
            <text:p>pred_u</text:p>
          </table:table-cell>
          <table:table-cell office:value-type="string" table:style-name="ce5">
            <text:p>pred_u_x</text:p>
          </table:table-cell>
          <table:table-cell office:value-type="string" table:style-name="ce5">
            <text:p>pred_u_xx</text:p>
          </table:table-cell>
          <table:table-cell table:style-name="ce1"/>
          <table:table-cell office:value-type="string" table:style-name="ce3">
            <text:p>degree</text:p>
          </table:table-cell>
          <table:table-cell office:value-type="string" table:style-name="ce5">
            <text:p>brut_u</text:p>
          </table:table-cell>
          <table:table-cell office:value-type="string" table:style-name="ce5">
            <text:p>brut_v</text:p>
          </table:table-cell>
          <table:table-cell office:value-type="string" table:style-name="ce5">
            <text:p>brut_v_x</text:p>
          </table:table-cell>
          <table:table-cell office:value-type="string" table:style-name="ce5">
            <text:p>pred_u</text:p>
          </table:table-cell>
          <table:table-cell office:value-type="string" table:style-name="ce5">
            <text:p>pred_v</text:p>
          </table:table-cell>
          <table:table-cell office:value-type="string" table:style-name="ce5">
            <text:p>pred_v_x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1699999999999998E-7" table:style-name="ce6">
            <text:p>6.17E-07</text:p>
          </table:table-cell>
          <table:table-cell office:value-type="float" office:value="2.23E-4" table:style-name="ce6">
            <text:p>2.23E-04</text:p>
          </table:table-cell>
          <table:table-cell office:value-type="float" office:value="0" table:style-name="ce3">
            <text:p>0</text:p>
          </table:table-cell>
          <table:table-cell office:value-type="float" office:value="5.99E-7" table:style-name="ce6">
            <text:p>5.99E-07</text:p>
          </table:table-cell>
          <table:table-cell office:value-type="float" office:value="4.6179800000000003E-4" table:style-name="ce6">
            <text:p>4.62E-0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6">
            <text:p>0.00E+00</text:p>
          </table:table-cell>
          <table:table-cell office:value-type="float" office:value="2.05553E-10" table:style-name="ce6">
            <text:p>2.06E-10</text:p>
          </table:table-cell>
          <table:table-cell office:value-type="float" office:value="0" table:style-name="ce6">
            <text:p>0.00E+00</text:p>
          </table:table-cell>
          <table:table-cell office:value-type="float" office:value="3.9560300000000001E-8" table:style-name="ce6">
            <text:p>3.96E-08</text:p>
          </table:table-cell>
          <table:table-cell office:value-type="float" office:value="1.60462E-9" table:style-name="ce6">
            <text:p>1.60E-09</text:p>
          </table:table-cell>
          <table:table-cell office:value-type="float" office:value="4.1834600000000001E-5" table:style-name="ce6">
            <text:p>4.18E-05</text:p>
          </table:table-cell>
          <table:table-cell table:number-columns-repeated="1636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.2399999999999999E-8" table:style-name="ce6">
            <text:p>2.24E-08</text:p>
          </table:table-cell>
          <table:table-cell office:value-type="float" office:value="5.1699999999999996E-6" table:style-name="ce6">
            <text:p>5.17E-06</text:p>
          </table:table-cell>
          <table:table-cell office:value-type="float" office:value="6.54E-2" table:style-name="ce6">
            <text:p>6.54E-02</text:p>
          </table:table-cell>
          <table:table-cell office:value-type="float" office:value="3.1667600000000001E-8" table:style-name="ce6">
            <text:p>3.17E-08</text:p>
          </table:table-cell>
          <table:table-cell office:value-type="float" office:value="7.0995100000000002E-6" table:style-name="ce6">
            <text:p>7.10E-06</text:p>
          </table:table-cell>
          <table:table-cell office:value-type="float" office:value="5.8321699999999997E-2" table:style-name="ce6">
            <text:p>5.83E-02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7.0351600000000001E-11" table:style-name="ce6">
            <text:p>7.04E-11</text:p>
          </table:table-cell>
          <table:table-cell office:value-type="float" office:value="3.7081999999999999E-12" table:style-name="ce6">
            <text:p>3.71E-12</text:p>
          </table:table-cell>
          <table:table-cell office:value-type="float" office:value="5.2752500000000002E-8" table:style-name="ce6">
            <text:p>5.28E-08</text:p>
          </table:table-cell>
          <table:table-cell office:value-type="float" office:value="2.4836100000000002E-10" table:style-name="ce6">
            <text:p>2.48E-10</text:p>
          </table:table-cell>
          <table:table-cell office:value-type="float" office:value="1.2293699999999999E-10" table:style-name="ce6">
            <text:p>1.23E-10</text:p>
          </table:table-cell>
          <table:table-cell office:value-type="float" office:value="1.92535E-7" table:style-name="ce6">
            <text:p>1.93E-07</text:p>
          </table:table-cell>
          <table:table-cell table:number-columns-repeated="1636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5.0499999999999997E-9" table:style-name="ce6">
            <text:p>5.05E-09</text:p>
          </table:table-cell>
          <table:table-cell office:value-type="float" office:value="1.5300000000000001E-7" table:style-name="ce6">
            <text:p>1.53E-07</text:p>
          </table:table-cell>
          <table:table-cell office:value-type="float" office:value="3.7399999999999998E-4" table:style-name="ce6">
            <text:p>3.74E-04</text:p>
          </table:table-cell>
          <table:table-cell office:value-type="float" office:value="5.8107899999999999E-9" table:style-name="ce6">
            <text:p>5.81E-09</text:p>
          </table:table-cell>
          <table:table-cell office:value-type="float" office:value="5.5029299999999996E-7" table:style-name="ce6">
            <text:p>5.50E-07</text:p>
          </table:table-cell>
          <table:table-cell office:value-type="float" office:value="6.3570100000000002E-4" table:style-name="ce6">
            <text:p>6.36E-04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3.93749E-11" table:style-name="ce6">
            <text:p>3.94E-11</text:p>
          </table:table-cell>
          <table:table-cell office:value-type="float" office:value="4.1382499999999999E-11" table:style-name="ce6">
            <text:p>4.14E-11</text:p>
          </table:table-cell>
          <table:table-cell office:value-type="float" office:value="1.48759E-8" table:style-name="ce6">
            <text:p>1.49E-08</text:p>
          </table:table-cell>
          <table:table-cell office:value-type="float" office:value="2.3323299999999999E-11" table:style-name="ce6">
            <text:p>2.33E-11</text:p>
          </table:table-cell>
          <table:table-cell office:value-type="float" office:value="2.7608399999999999E-11" table:style-name="ce6">
            <text:p>2.76E-11</text:p>
          </table:table-cell>
          <table:table-cell office:value-type="float" office:value="1.46722E-8" table:style-name="ce6">
            <text:p>1.47E-08</text:p>
          </table:table-cell>
          <table:table-cell table:number-columns-repeated="1636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.9599999999999998E-9" table:style-name="ce6">
            <text:p>1.96E-09</text:p>
          </table:table-cell>
          <table:table-cell office:value-type="float" office:value="9.7199999999999997E-8" table:style-name="ce6">
            <text:p>9.72E-08</text:p>
          </table:table-cell>
          <table:table-cell office:value-type="float" office:value="5.6900000000000001E-5" table:style-name="ce6">
            <text:p>5.69E-05</text:p>
          </table:table-cell>
          <table:table-cell office:value-type="float" office:value="1.65548E-9" table:style-name="ce6">
            <text:p>1.66E-09</text:p>
          </table:table-cell>
          <table:table-cell office:value-type="float" office:value="9.4347599999999997E-8" table:style-name="ce6">
            <text:p>9.43E-08</text:p>
          </table:table-cell>
          <table:table-cell office:value-type="float" office:value="4.7198599999999999E-5" table:style-name="ce6">
            <text:p>4.72E-05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1.54408E-11" table:style-name="ce6">
            <text:p>1.54E-11</text:p>
          </table:table-cell>
          <table:table-cell office:value-type="float" office:value="1.94005E-11" table:style-name="ce6">
            <text:p>1.94E-11</text:p>
          </table:table-cell>
          <table:table-cell office:value-type="float" office:value="4.9335199999999997E-9" table:style-name="ce6">
            <text:p>4.93E-09</text:p>
          </table:table-cell>
          <table:table-cell office:value-type="float" office:value="4.5119699999999998E-12" table:style-name="ce6">
            <text:p>4.51E-12</text:p>
          </table:table-cell>
          <table:table-cell office:value-type="float" office:value="9.5535699999999997E-12" table:style-name="ce6">
            <text:p>9.55E-12</text:p>
          </table:table-cell>
          <table:table-cell office:value-type="float" office:value="3.0509299999999999E-9" table:style-name="ce6">
            <text:p>3.05E-09</text:p>
          </table:table-cell>
          <table:table-cell table:number-columns-repeated="1636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.86E-9" table:style-name="ce6">
            <text:p>2.86E-09</text:p>
          </table:table-cell>
          <table:table-cell office:value-type="float" office:value="1.5300000000000001E-8" table:style-name="ce6">
            <text:p>1.53E-08</text:p>
          </table:table-cell>
          <table:table-cell office:value-type="float" office:value="8.6100000000000006E-6" table:style-name="ce6">
            <text:p>8.61E-06</text:p>
          </table:table-cell>
          <table:table-cell office:value-type="float" office:value="1.34883E-9" table:style-name="ce6">
            <text:p>1.35E-09</text:p>
          </table:table-cell>
          <table:table-cell office:value-type="float" office:value="3.3017999999999998E-8" table:style-name="ce6">
            <text:p>3.30E-08</text:p>
          </table:table-cell>
          <table:table-cell office:value-type="float" office:value="8.6490899999999992E-6" table:style-name="ce6">
            <text:p>8.65E-06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6.2433700000000003E-13" table:style-name="ce6">
            <text:p>6.24E-13</text:p>
          </table:table-cell>
          <table:table-cell office:value-type="float" office:value="1.2188599999999999E-12" table:style-name="ce6">
            <text:p>1.22E-12</text:p>
          </table:table-cell>
          <table:table-cell office:value-type="float" office:value="7.5533300000000004E-10" table:style-name="ce6">
            <text:p>7.55E-10</text:p>
          </table:table-cell>
          <table:table-cell office:value-type="float" office:value="2.4180800000000001E-12" table:style-name="ce6">
            <text:p>2.42E-12</text:p>
          </table:table-cell>
          <table:table-cell office:value-type="float" office:value="4.9057100000000001E-12" table:style-name="ce6">
            <text:p>4.91E-12</text:p>
          </table:table-cell>
          <table:table-cell office:value-type="float" office:value="1.1191100000000001E-9" table:style-name="ce6">
            <text:p>1.12E-09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39597in" svg:y="0.01681in" svg:width="4.33736in" svg:height="2.9748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2" draw:id="id1" draw:style-name="a1" draw:name="Chart 2" svg:x="0in" svg:y="0in" svg:width="4.33736in" svg:height="2.9748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7" table:style-name="ce7"/>
          <table:table-cell table:style-name="ce1"/>
          <table:table-cell table:number-columns-repeated="6" table:style-name="ce8"/>
          <table:table-cell table:number-columns-repeated="16369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2">
            <text:p>N_op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13">
            <text:p>sm</text:p>
          </table:table-cell>
          <table:covered-table-cell table:number-columns-repeated="2"/>
          <table:table-cell table:number-columns-repeated="3" table:style-name="ce1"/>
          <table:table-cell office:value-type="string" table:number-columns-spanned="3" table:number-rows-spanned="1" table:style-name="ce13">
            <text:p>mm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4">
            <text:p>degree</text:p>
          </table:table-cell>
          <table:table-cell office:value-type="string" table:style-name="ce5">
            <text:p>u</text:p>
          </table:table-cell>
          <table:table-cell office:value-type="string" table:style-name="ce5">
            <text:p>u_x</text:p>
          </table:table-cell>
          <table:table-cell office:value-type="string" table:style-name="ce5">
            <text:p>u_xx</text:p>
          </table:table-cell>
          <table:table-cell table:number-columns-repeated="2" table:style-name="ce1"/>
          <table:table-cell office:value-type="string" table:style-name="ce4">
            <text:p>degree</text:p>
          </table:table-cell>
          <table:table-cell office:value-type="string" table:style-name="ce5">
            <text:p>u</text:p>
          </table:table-cell>
          <table:table-cell office:value-type="string" table:style-name="ce5">
            <text:p>v</text:p>
          </table:table-cell>
          <table:table-cell office:value-type="string" table:style-name="ce5">
            <text:p>v_x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3367.5" table:style-name="ce18">
            <text:p>63367.5</text:p>
          </table:table-cell>
          <table:table-cell office:value-type="float" office:value="908832" table:style-name="ce18">
            <text:p>908832</text:p>
          </table:table-cell>
          <table:table-cell office:value-type="float" office:value="0" table:style-name="ce21">
            <text:p>0.00E+00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265260000" table:style-name="ce6">
            <text:p>2.65E+08</text:p>
          </table:table-cell>
          <table:table-cell office:value-type="float" office:value="7550420" table:style-name="ce6">
            <text:p>7.55E+06</text:p>
          </table:table-cell>
          <table:table-cell office:value-type="float" office:value="2119150000" table:style-name="ce6">
            <text:p>2.12E+09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5965.1" table:style-name="ce18">
            <text:p>15965.1</text:p>
          </table:table-cell>
          <table:table-cell office:value-type="float" office:value="138012" table:style-name="ce18">
            <text:p>138012</text:p>
          </table:table-cell>
          <table:table-cell office:value-type="float" office:value="2283800" table:style-name="ce6">
            <text:p>2.28E+06</text:p>
          </table:table-cell>
          <table:table-cell table:number-columns-repeated="2" table:style-name="ce1"/>
          <table:table-cell office:value-type="float" office:value="2" table:style-name="ce3">
            <text:p>2</text:p>
          </table:table-cell>
          <table:table-cell office:value-type="float" office:value="2220420" table:style-name="ce6">
            <text:p>2.22E+06</text:p>
          </table:table-cell>
          <table:table-cell office:value-type="float" office:value="650776" table:style-name="ce18">
            <text:p>650776</text:p>
          </table:table-cell>
          <table:table-cell office:value-type="float" office:value="13003900" table:style-name="ce6">
            <text:p>1.30E+07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7208.76" table:style-name="ce18">
            <text:p>7208.76</text:p>
          </table:table-cell>
          <table:table-cell office:value-type="float" office:value="42091.199999999997" table:style-name="ce18">
            <text:p>42091.2</text:p>
          </table:table-cell>
          <table:table-cell office:value-type="float" office:value="292021" table:style-name="ce18">
            <text:p>292021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office:value-type="float" office:value="234582" table:style-name="ce18">
            <text:p>234582</text:p>
          </table:table-cell>
          <table:table-cell office:value-type="float" office:value="155891" table:style-name="ce18">
            <text:p>155891</text:p>
          </table:table-cell>
          <table:table-cell office:value-type="float" office:value="1114840" table:style-name="ce6">
            <text:p>1.11E+06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82.78" table:style-name="ce18">
            <text:p>3982.78</text:p>
          </table:table-cell>
          <table:table-cell office:value-type="float" office:value="18371.2" table:style-name="ce18">
            <text:p>18371.2</text:p>
          </table:table-cell>
          <table:table-cell office:value-type="float" office:value="87165.2" table:style-name="ce18">
            <text:p>87165.2</text:p>
          </table:table-cell>
          <table:table-cell table:number-columns-repeated="2" table:style-name="ce1"/>
          <table:table-cell office:value-type="float" office:value="4" table:style-name="ce3">
            <text:p>4</text:p>
          </table:table-cell>
          <table:table-cell office:value-type="float" office:value="48406" table:style-name="ce18">
            <text:p>48406</text:p>
          </table:table-cell>
          <table:table-cell office:value-type="float" office:value="56191.9" table:style-name="ce18">
            <text:p>56191.9</text:p>
          </table:table-cell>
          <table:table-cell office:value-type="float" office:value="247274" table:style-name="ce18">
            <text:p>247274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683.81" table:style-name="ce18">
            <text:p>3683.81</text:p>
          </table:table-cell>
          <table:table-cell office:value-type="float" office:value="11249.4" table:style-name="ce18">
            <text:p>11249.4</text:p>
          </table:table-cell>
          <table:table-cell office:value-type="float" office:value="39331.699999999997" table:style-name="ce18">
            <text:p>39331.7</text:p>
          </table:table-cell>
          <table:table-cell table:number-columns-repeated="2" table:style-name="ce1"/>
          <table:table-cell office:value-type="float" office:value="5" table:style-name="ce3">
            <text:p>5</text:p>
          </table:table-cell>
          <table:table-cell office:value-type="float" office:value="27022.9" table:style-name="ce18">
            <text:p>27022.9</text:p>
          </table:table-cell>
          <table:table-cell office:value-type="float" office:value="29678.7" table:style-name="ce18">
            <text:p>29678.7</text:p>
          </table:table-cell>
          <table:table-cell office:value-type="float" office:value="94482" table:style-name="ce18">
            <text:p>94482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R_c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13">
            <text:p>sm</text:p>
          </table:table-cell>
          <table:covered-table-cell table:number-columns-repeated="2"/>
          <table:table-cell table:number-columns-repeated="3" table:style-name="ce1"/>
          <table:table-cell office:value-type="string" table:number-columns-spanned="3" table:number-rows-spanned="1" table:style-name="ce13">
            <text:p>mm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4">
            <text:p>degree</text:p>
          </table:table-cell>
          <table:table-cell office:value-type="string" table:style-name="ce5">
            <text:p>u</text:p>
          </table:table-cell>
          <table:table-cell office:value-type="string" table:style-name="ce5">
            <text:p>u_x</text:p>
          </table:table-cell>
          <table:table-cell office:value-type="string" table:style-name="ce5">
            <text:p>u_xx</text:p>
          </table:table-cell>
          <table:table-cell table:number-columns-repeated="2" table:style-name="ce1"/>
          <table:table-cell office:value-type="string" table:style-name="ce4">
            <text:p>degree</text:p>
          </table:table-cell>
          <table:table-cell office:value-type="string" table:style-name="ce5">
            <text:p>u</text:p>
          </table:table-cell>
          <table:table-cell office:value-type="string" table:style-name="ce5">
            <text:p>v</text:p>
          </table:table-cell>
          <table:table-cell office:value-type="string" table:style-name="ce5">
            <text:p>v_x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0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11" table:style-name="ce18">
            <text:p>11</text:p>
          </table:table-cell>
          <table:table-cell office:value-type="float" office:value="11" table:style-name="ce18">
            <text:p>11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table:number-columns-repeated="2" table:style-name="ce1"/>
          <table:table-cell office:value-type="float" office:value="2" table:style-name="ce3">
            <text:p>2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8">
            <text:p>9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8">
            <text:p>9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8">
            <text:p>9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table:number-columns-repeated="2" table:style-name="ce1"/>
          <table:table-cell office:value-type="float" office:value="4" table:style-name="ce3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table:number-columns-repeated="2" table:style-name="ce1"/>
          <table:table-cell office:value-type="float" office:value="5" table:style-name="ce3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PU tim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 standard FEM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13">
            <text:p>PRED</text:p>
          </table:table-cell>
          <table:covered-table-cell table:number-columns-repeated="2"/>
          <table:table-cell office:value-type="string" table:number-columns-spanned="3" table:number-rows-spanned="1" table:style-name="ce14">
            <text:p>+</text:p>
          </table:table-cell>
          <table:covered-table-cell table:number-columns-repeated="2"/>
          <table:table-cell office:value-type="string" table:number-columns-spanned="3" table:number-rows-spanned="1" table:style-name="ce13">
            <text:p>PRED+</text:p>
          </table:table-cell>
          <table:covered-table-cell table:number-columns-repeated="2"/>
          <table:table-cell office:value-type="string" table:number-columns-spanned="3" table:number-rows-spanned="1" table:style-name="ce13">
            <text:p>BF</text:p>
          </table:table-cell>
          <table:covered-table-cell table:number-columns-repeated="2"/>
          <table:table-cell office:value-type="string" table:number-columns-spanned="3" table:number-rows-spanned="1" table:style-name="ce13">
            <text:p>(BF-PRED)/BF</text:p>
          </table:table-cell>
          <table:covered-table-cell table:number-columns-repeated="2"/>
          <table:table-cell office:value-type="string" table:number-columns-spanned="3" table:number-rows-spanned="1" table:style-name="ce13">
            <text:p>(BF-PRED+)/BF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office:value-type="string" table:style-name="ce9">
            <text:p>P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table:number-columns-repeated="16365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7.6615000000000003E-2" table:style-name="ce7">
            <text:p>0.077</text:p>
          </table:table-cell>
          <table:table-cell office:value-type="float" office:value="7.6615000000000003E-2" table:style-name="ce7">
            <text:p>0.077</text:p>
          </table:table-cell>
          <table:table-cell office:value-type="float" office:value="7.6615000000000003E-2" table:style-name="ce7">
            <text:p>0.077</text:p>
          </table:table-cell>
          <table:table-cell office:value-type="float" office:value="1.5331900000000001" table:style-name="ce1">
            <text:p>1.53319</text:p>
          </table:table-cell>
          <table:table-cell office:value-type="float" office:value="51.1631" table:style-name="ce1">
            <text:p>51.1631</text:p>
          </table:table-cell>
          <table:table-cell office:value-type="float" office:value="0" table:style-name="ce7">
            <text:p>0.000</text:p>
          </table:table-cell>
          <table:table-cell office:value-type="float" office:value="1.6098050000000002" table:formula="of:=[.B56]+[.E56]" table:style-name="ce7">
            <text:p>1.610</text:p>
          </table:table-cell>
          <table:table-cell office:value-type="float" office:value="51.239714999999997" table:formula="of:=[.C56]+[.F56]" table:style-name="ce7">
            <text:p>51.240</text:p>
          </table:table-cell>
          <table:table-cell office:value-type="float" office:value="7.6615000000000003E-2" table:formula="of:=[.D56]+[.G56]" table:style-name="ce7">
            <text:p>0.077</text:p>
          </table:table-cell>
          <table:table-cell office:value-type="float" office:value="6.2392530000000006" table:style-name="ce1">
            <text:p>6.239253</text:p>
          </table:table-cell>
          <table:table-cell office:value-type="float" office:value="204.45622300000002" table:style-name="ce1">
            <text:p>204.456223</text:p>
          </table:table-cell>
          <table:table-cell office:value-type="float" office:value="0" table:style-name="ce1">
            <text:p>0</text:p>
          </table:table-cell>
          <table:table-cell office:value-type="percentage" office:value="0.98772048512858823" table:formula="of:=([.K56]-[.B56])/[.K56]" table:style-name="ce8">
            <text:p>98.8%</text:p>
          </table:table-cell>
          <table:table-cell office:value-type="percentage" office:value="0.99962527430627535" table:formula="of:=([.L56]-[.C56])/[.L56]" table:style-name="ce8">
            <text:p>100.0%</text:p>
          </table:table-cell>
          <table:table-cell office:value-type="percentage" office:value="0" table:formula="of:=([.M56]-[.D56])/[.M56]" table:style-name="ce8">
            <text:p>#DIV/0!</text:p>
          </table:table-cell>
          <table:table-cell office:value-type="float" office:value="0.74198754241894016" table:formula="of:=([.K56]-[.H56])/[.K56]" table:style-name="ce10">
            <text:p>7.4E-01</text:p>
          </table:table-cell>
          <table:table-cell office:value-type="float" office:value="0.74938539777290136" table:formula="of:=([.L56]-[.I56])/[.L56]" table:style-name="ce10">
            <text:p>7.5E-01</text:p>
          </table:table-cell>
          <table:table-cell office:value-type="float" office:value="0" table:style-name="ce20">
            <text:p>0.0E+00</text:p>
          </table:table-cell>
          <table:table-cell table:number-columns-repeated="16365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5.2927999999999996E-2" table:style-name="ce7">
            <text:p>0.053</text:p>
          </table:table-cell>
          <table:table-cell office:value-type="float" office:value="7.181499999999999E-2" table:style-name="ce7">
            <text:p>0.072</text:p>
          </table:table-cell>
          <table:table-cell office:value-type="float" office:value="0.11391799999999999" table:style-name="ce7">
            <text:p>0.114</text:p>
          </table:table-cell>
          <table:table-cell office:value-type="float" office:value="0.28975400000000001" table:style-name="ce1">
            <text:p>0.289754</text:p>
          </table:table-cell>
          <table:table-cell office:value-type="float" office:value="2.4133300000000002" table:style-name="ce1">
            <text:p>2.41333</text:p>
          </table:table-cell>
          <table:table-cell office:value-type="float" office:value="38.609900000000003" table:style-name="ce1">
            <text:p>38.6099</text:p>
          </table:table-cell>
          <table:table-cell office:value-type="float" office:value="0.34268199999999999" table:formula="of:=[.B57]+[.E57]" table:style-name="ce7">
            <text:p>0.343</text:p>
          </table:table-cell>
          <table:table-cell office:value-type="float" office:value="2.4851450000000002" table:formula="of:=[.C57]+[.F57]" table:style-name="ce7">
            <text:p>2.485</text:p>
          </table:table-cell>
          <table:table-cell office:value-type="float" office:value="38.723818000000001" table:formula="of:=[.D57]+[.G57]" table:style-name="ce7">
            <text:p>38.724</text:p>
          </table:table-cell>
          <table:table-cell office:value-type="float" office:value="1.1943109999999999" table:style-name="ce1">
            <text:p>1.194311</text:p>
          </table:table-cell>
          <table:table-cell office:value-type="float" office:value="9.5852810000000002" table:style-name="ce1">
            <text:p>9.585281</text:p>
          </table:table-cell>
          <table:table-cell office:value-type="float" office:value="155.14446100000001" table:style-name="ce1">
            <text:p>155.144461</text:p>
          </table:table-cell>
          <table:table-cell office:value-type="percentage" office:value="0.9556832349362937" table:formula="of:=([.K57]-[.B57])/[.K57]" table:style-name="ce8">
            <text:p>95.6%</text:p>
          </table:table-cell>
          <table:table-cell office:value-type="percentage" office:value="0.99250778354854685" table:formula="of:=([.L57]-[.C57])/[.L57]" table:style-name="ce8">
            <text:p>99.3%</text:p>
          </table:table-cell>
          <table:table-cell office:value-type="percentage" office:value="0.9992657295061278" table:formula="of:=([.M57]-[.D57])/[.M57]" table:style-name="ce8">
            <text:p>99.9%</text:p>
          </table:table-cell>
          <table:table-cell office:value-type="float" office:value="0.71307138592879082" table:formula="of:=([.K57]-[.H57])/[.K57]" table:style-name="ce10">
            <text:p>7.1E-01</text:p>
          </table:table-cell>
          <table:table-cell office:value-type="float" office:value="0.74073321376806789" table:formula="of:=([.L57]-[.I57])/[.L57]" table:style-name="ce10">
            <text:p>7.4E-01</text:p>
          </table:table-cell>
          <table:table-cell office:value-type="float" office:value="0.75040154350080213" table:formula="of:=([.M57]-[.J57])/[.M57]" table:style-name="ce10">
            <text:p>7.5E-01</text:p>
          </table:table-cell>
          <table:table-cell table:number-columns-repeated="16365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4.3553000000000001E-2" table:style-name="ce7">
            <text:p>0.044</text:p>
          </table:table-cell>
          <table:table-cell office:value-type="float" office:value="0.17361599999999999" table:style-name="ce7">
            <text:p>0.174</text:p>
          </table:table-cell>
          <table:table-cell office:value-type="float" office:value="0.17361599999999999" table:style-name="ce7">
            <text:p>0.174</text:p>
          </table:table-cell>
          <table:table-cell office:value-type="float" office:value="0.112288" table:style-name="ce7">
            <text:p>0.112</text:p>
          </table:table-cell>
          <table:table-cell office:value-type="float" office:value="0.87156" table:style-name="ce7">
            <text:p>0.872</text:p>
          </table:table-cell>
          <table:table-cell office:value-type="float" office:value="7.0883099999999999" table:style-name="ce7">
            <text:p>7.088</text:p>
          </table:table-cell>
          <table:table-cell office:value-type="float" office:value="0.15584100000000001" table:formula="of:=[.B58]+[.E58]" table:style-name="ce7">
            <text:p>0.156</text:p>
          </table:table-cell>
          <table:table-cell office:value-type="float" office:value="1.0451760000000001" table:formula="of:=[.C58]+[.F58]" table:style-name="ce7">
            <text:p>1.045</text:p>
          </table:table-cell>
          <table:table-cell office:value-type="float" office:value="7.2619259999999999" table:formula="of:=[.D58]+[.G58]" table:style-name="ce7">
            <text:p>7.262</text:p>
          </table:table-cell>
          <table:table-cell office:value-type="float" office:value="0.52974100000000002" table:style-name="ce1">
            <text:p>0.529741</text:p>
          </table:table-cell>
          <table:table-cell office:value-type="float" office:value="3.605969" table:style-name="ce1">
            <text:p>3.605969</text:p>
          </table:table-cell>
          <table:table-cell office:value-type="float" office:value="28.441489000000001" table:style-name="ce1">
            <text:p>28.441489</text:p>
          </table:table-cell>
          <table:table-cell office:value-type="percentage" office:value="0.91778435122069091" table:formula="of:=([.K58]-[.B58])/[.K58]" table:style-name="ce8">
            <text:p>91.8%</text:p>
          </table:table-cell>
          <table:table-cell office:value-type="percentage" office:value="0.95185316346313575" table:formula="of:=([.L58]-[.C58])/[.L58]" table:style-name="ce8">
            <text:p>95.2%</text:p>
          </table:table-cell>
          <table:table-cell office:value-type="percentage" office:value="0.99389567824666281" table:formula="of:=([.M58]-[.D58])/[.M58]" table:style-name="ce8">
            <text:p>99.4%</text:p>
          </table:table-cell>
          <table:table-cell office:value-type="float" office:value="0.70581661604444434" table:formula="of:=([.K58]-[.H58])/[.K58]" table:style-name="ce10">
            <text:p>7.1E-01</text:p>
          </table:table-cell>
          <table:table-cell office:value-type="float" office:value="0.71015391424607366" table:formula="of:=([.L58]-[.I58])/[.L58]" table:style-name="ce10">
            <text:p>7.1E-01</text:p>
          </table:table-cell>
          <table:table-cell office:value-type="float" office:value="0.74467138482095652" table:formula="of:=([.M58]-[.J58])/[.M58]" table:style-name="ce10">
            <text:p>7.4E-01</text:p>
          </table:table-cell>
          <table:table-cell table:number-columns-repeated="16365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4.2437999999999997E-2" table:style-name="ce7">
            <text:p>0.042</text:p>
          </table:table-cell>
          <table:table-cell office:value-type="float" office:value="9.2878999999999989E-2" table:style-name="ce7">
            <text:p>0.093</text:p>
          </table:table-cell>
          <table:table-cell office:value-type="float" office:value="0.14499399999999998" table:style-name="ce7">
            <text:p>0.145</text:p>
          </table:table-cell>
          <table:table-cell office:value-type="float" office:value="0.17560000000000001" table:style-name="ce7">
            <text:p>0.176</text:p>
          </table:table-cell>
          <table:table-cell office:value-type="float" office:value="0.33804499999999998" table:style-name="ce7">
            <text:p>0.338</text:p>
          </table:table-cell>
          <table:table-cell office:value-type="float" office:value="1.3381799999999999" table:style-name="ce7">
            <text:p>1.338</text:p>
          </table:table-cell>
          <table:table-cell office:value-type="float" office:value="0.21803800000000001" table:formula="of:=[.B59]+[.E59]" table:style-name="ce7">
            <text:p>0.218</text:p>
          </table:table-cell>
          <table:table-cell office:value-type="float" office:value="0.43092399999999997" table:formula="of:=[.C59]+[.F59]" table:style-name="ce7">
            <text:p>0.431</text:p>
          </table:table-cell>
          <table:table-cell office:value-type="float" office:value="1.483174" table:formula="of:=[.D59]+[.G59]" table:style-name="ce7">
            <text:p>1.483</text:p>
          </table:table-cell>
          <table:table-cell office:value-type="float" office:value="0.75292500000000007" table:style-name="ce1">
            <text:p>0.752925</text:p>
          </table:table-cell>
          <table:table-cell office:value-type="float" office:value="1.432496" table:style-name="ce1">
            <text:p>1.432496</text:p>
          </table:table-cell>
          <table:table-cell office:value-type="float" office:value="5.4033759999999997" table:style-name="ce1">
            <text:p>5.403376</text:p>
          </table:table-cell>
          <table:table-cell office:value-type="percentage" office:value="0.94363582030082682" table:formula="of:=([.K59]-[.B59])/[.K59]" table:style-name="ce8">
            <text:p>94.4%</text:p>
          </table:table-cell>
          <table:table-cell office:value-type="percentage" office:value="0.93516282069897583" table:formula="of:=([.L59]-[.C59])/[.L59]" table:style-name="ce8">
            <text:p>93.5%</text:p>
          </table:table-cell>
          <table:table-cell office:value-type="percentage" office:value="0.97316603545635183" table:formula="of:=([.M59]-[.D59])/[.M59]" table:style-name="ce8">
            <text:p>97.3%</text:p>
          </table:table-cell>
          <table:table-cell office:value-type="float" office:value="0.71041205963409382" table:formula="of:=([.K59]-[.H59])/[.K59]" table:style-name="ce10">
            <text:p>7.1E-01</text:p>
          </table:table-cell>
          <table:table-cell office:value-type="float" office:value="0.69917961376506454" table:formula="of:=([.L59]-[.I59])/[.L59]" table:style-name="ce10">
            <text:p>7.0E-01</text:p>
          </table:table-cell>
          <table:table-cell office:value-type="float" office:value="0.72550975538256079" table:formula="of:=([.M59]-[.J59])/[.M59]" table:style-name="ce10">
            <text:p>7.3E-01</text:p>
          </table:table-cell>
          <table:table-cell table:number-columns-repeated="16365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9.2135999999999996E-2" table:style-name="ce7">
            <text:p>0.092</text:p>
          </table:table-cell>
          <table:table-cell office:value-type="float" office:value="9.2135999999999996E-2" table:style-name="ce7">
            <text:p>0.092</text:p>
          </table:table-cell>
          <table:table-cell office:value-type="float" office:value="0.13908499999999999" table:style-name="ce7">
            <text:p>0.139</text:p>
          </table:table-cell>
          <table:table-cell office:value-type="float" office:value="0.10184699999999999" table:style-name="ce7">
            <text:p>0.102</text:p>
          </table:table-cell>
          <table:table-cell office:value-type="float" office:value="0.42776599999999998" table:style-name="ce7">
            <text:p>0.428</text:p>
          </table:table-cell>
          <table:table-cell office:value-type="float" office:value="0.83903899999999998" table:style-name="ce7">
            <text:p>0.839</text:p>
          </table:table-cell>
          <table:table-cell office:value-type="float" office:value="0.19398299999999999" table:formula="of:=[.B60]+[.E60]" table:style-name="ce7">
            <text:p>0.194</text:p>
          </table:table-cell>
          <table:table-cell office:value-type="float" office:value="0.51990199999999998" table:formula="of:=[.C60]+[.F60]" table:style-name="ce7">
            <text:p>0.520</text:p>
          </table:table-cell>
          <table:table-cell office:value-type="float" office:value="0.97812399999999999" table:formula="of:=[.D60]+[.G60]" table:style-name="ce7">
            <text:p>0.978</text:p>
          </table:table-cell>
          <table:table-cell office:value-type="float" office:value="0.440886" table:style-name="ce1">
            <text:p>0.440886</text:p>
          </table:table-cell>
          <table:table-cell office:value-type="float" office:value="1.7076910000000001" table:style-name="ce1">
            <text:p>1.707691</text:p>
          </table:table-cell>
          <table:table-cell office:value-type="float" office:value="3.4123410000000001" table:style-name="ce1">
            <text:p>3.412341</text:p>
          </table:table-cell>
          <table:table-cell office:value-type="percentage" office:value="0.79102080810005304" table:formula="of:=([.K60]-[.B60])/[.K60]" table:style-name="ce8">
            <text:p>79.1%</text:p>
          </table:table-cell>
          <table:table-cell office:value-type="percentage" office:value="0.94604644517070124" table:formula="of:=([.L60]-[.C60])/[.L60]" table:style-name="ce8">
            <text:p>94.6%</text:p>
          </table:table-cell>
          <table:table-cell office:value-type="percentage" office:value="0.9592405917228084" table:formula="of:=([.M60]-[.D60])/[.M60]" table:style-name="ce8">
            <text:p>95.9%</text:p>
          </table:table-cell>
          <table:table-cell office:value-type="float" office:value="0.56001551421455886" table:formula="of:=([.K60]-[.H60])/[.K60]" table:style-name="ce10">
            <text:p>5.6E-01</text:p>
          </table:table-cell>
          <table:table-cell office:value-type="float" office:value="0.69555264974752451" table:formula="of:=([.L60]-[.I60])/[.L60]" table:style-name="ce10">
            <text:p>7.0E-01</text:p>
          </table:table-cell>
          <table:table-cell office:value-type="float" office:value="0.71335690073178504" table:formula="of:=([.M60]-[.J60])/[.M60]" table:style-name="ce10">
            <text:p>7.1E-01</text:p>
          </table:table-cell>
          <table:table-cell table:number-columns-repeated="16365"/>
        </table:table-row>
        <table:table-row table:number-rows-repeated="2" table:style-name="ro1">
          <table:table-cell table:style-name="ce1"/>
          <table:table-cell table:number-columns-repeated="9" table:style-name="ce7"/>
          <table:table-cell table:number-columns-repeated="3" table:style-name="ce1"/>
          <table:table-cell table:number-columns-repeated="6" table:style-name="ce8"/>
          <table:table-cell table:number-columns-repeated="16365"/>
        </table:table-row>
        <table:table-row table:style-name="ro1">
          <table:table-cell office:value-type="string" table:style-name="ce1">
            <text:p>the mixed FEM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13">
            <text:p>PRED</text:p>
          </table:table-cell>
          <table:covered-table-cell table:number-columns-repeated="2"/>
          <table:table-cell office:value-type="string" table:number-columns-spanned="3" table:number-rows-spanned="1" table:style-name="ce14">
            <text:p>+</text:p>
          </table:table-cell>
          <table:covered-table-cell table:number-columns-repeated="2"/>
          <table:table-cell office:value-type="string" table:number-columns-spanned="3" table:number-rows-spanned="1" table:style-name="ce13">
            <text:p>PRED+</text:p>
          </table:table-cell>
          <table:covered-table-cell table:number-columns-repeated="2"/>
          <table:table-cell office:value-type="string" table:number-columns-spanned="3" table:number-rows-spanned="1" table:style-name="ce13">
            <text:p>BF</text:p>
          </table:table-cell>
          <table:covered-table-cell table:number-columns-repeated="2"/>
          <table:table-cell office:value-type="string" table:number-columns-spanned="3" table:number-rows-spanned="1" table:style-name="ce13">
            <text:p>(BF-PRED)/BF</text:p>
          </table:table-cell>
          <table:covered-table-cell table:number-columns-repeated="2"/>
          <table:table-cell office:value-type="string" table:number-columns-spanned="3" table:number-rows-spanned="1" table:style-name="ce13">
            <text:p>(BF-PRED+)/BF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office:value-type="string" table:style-name="ce9">
            <text:p>P</text:p>
          </table:table-cell>
          <table:table-cell office:value-type="string" table:style-name="ce3">
            <text:p>u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_x</text:p>
          </table:table-cell>
          <table:table-cell table:number-columns-repeated="16365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0.72209400000000001" table:style-name="ce7">
            <text:p>0.722</text:p>
          </table:table-cell>
          <table:table-cell office:value-type="float" office:value="0.72209400000000001" table:style-name="ce7">
            <text:p>0.722</text:p>
          </table:table-cell>
          <table:table-cell office:value-type="float" office:value="0.72209400000000001" table:style-name="ce7">
            <text:p>0.722</text:p>
          </table:table-cell>
          <table:table-cell office:value-type="float" office:value="0" table:style-name="ce11">
            <text:p>0.0</text:p>
          </table:table-cell>
          <table:table-cell office:value-type="float" office:value="288" table:style-name="ce22">
            <text:p>288.0</text:p>
          </table:table-cell>
          <table:table-cell office:value-type="float" office:value="0" table:style-name="ce11">
            <text:p>0.0</text:p>
          </table:table-cell>
          <table:table-cell office:value-type="float" office:value="0.72209400000000001" table:formula="of:=[.B66]+[.E66]" table:style-name="ce7">
            <text:p>0.722</text:p>
          </table:table-cell>
          <table:table-cell office:value-type="float" office:value="288.72209400000003" table:formula="of:=[.C66]+[.F66]" table:style-name="ce7">
            <text:p>288.722</text:p>
          </table:table-cell>
          <table:table-cell office:value-type="float" office:value="0.72209400000000001" table:formula="of:=[.D66]+[.G66]" table:style-name="ce7">
            <text:p>0.722</text:p>
          </table:table-cell>
          <table:table-cell office:value-type="float" office:value="0" table:style-name="ce1">
            <text:p>0</text:p>
          </table:table-cell>
          <table:table-cell office:value-type="float" office:value="4689" table:style-name="ce1">
            <text:p>4689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of:=([.K66]-[.B66])/[.K66]" table:style-name="ce8">
            <text:p>#DIV/0!</text:p>
          </table:table-cell>
          <table:table-cell office:value-type="percentage" office:value="0.9998460025591811" table:formula="of:=([.L66]-[.C66])/[.L66]" table:style-name="ce8">
            <text:p>100.0%</text:p>
          </table:table-cell>
          <table:table-cell office:value-type="percentage" office:value="0" table:style-name="ce8">
            <text:p>0.0%</text:p>
          </table:table-cell>
          <table:table-cell office:value-type="float" office:value="0" table:style-name="ce19">
            <text:p>0.0E+00</text:p>
          </table:table-cell>
          <table:table-cell office:value-type="float" office:value="0.93842565706973768" table:formula="of:=([.L66]-[.I66])/[.L66]" table:style-name="ce12">
            <text:p>9.4E-01</text:p>
          </table:table-cell>
          <table:table-cell office:value-type="float" office:value="0" table:style-name="ce19">
            <text:p>0.0E+00</text:p>
          </table:table-cell>
          <table:table-cell table:number-columns-repeated="16365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0.286719" table:style-name="ce7">
            <text:p>0.287</text:p>
          </table:table-cell>
          <table:table-cell office:value-type="float" office:value="0.47490599999999999" table:style-name="ce7">
            <text:p>0.475</text:p>
          </table:table-cell>
          <table:table-cell office:value-type="float" office:value="0.47490599999999999" table:style-name="ce7">
            <text:p>0.475</text:p>
          </table:table-cell>
          <table:table-cell office:value-type="float" office:value="330.971" table:style-name="ce11">
            <text:p>331.0</text:p>
          </table:table-cell>
          <table:table-cell office:value-type="float" office:value="31.3" table:style-name="ce22">
            <text:p>31.3</text:p>
          </table:table-cell>
          <table:table-cell office:value-type="float" office:value="1369.1" table:style-name="ce11">
            <text:p>1369.1</text:p>
          </table:table-cell>
          <table:table-cell office:value-type="float" office:value="331.25771900000001" table:formula="of:=[.B67]+[.E67]" table:style-name="ce7">
            <text:p>331.258</text:p>
          </table:table-cell>
          <table:table-cell office:value-type="float" office:value="31.774906000000001" table:formula="of:=[.C67]+[.F67]" table:style-name="ce7">
            <text:p>31.775</text:p>
          </table:table-cell>
          <table:table-cell office:value-type="float" office:value="1369.5749059999998" table:formula="of:=[.D67]+[.G67]" table:style-name="ce7">
            <text:p>1369.575</text:p>
          </table:table-cell>
          <table:table-cell office:value-type="float" office:value="1333.7228749999999" table:style-name="ce1">
            <text:p>1333.722875</text:p>
          </table:table-cell>
          <table:table-cell office:value-type="float" office:value="660.82787499999995" table:style-name="ce1">
            <text:p>660.827875</text:p>
          </table:table-cell>
          <table:table-cell office:value-type="float" office:value="5476.4" table:style-name="ce1">
            <text:p>5476.4</text:p>
          </table:table-cell>
          <table:table-cell office:value-type="percentage" office:value="0.99978502355671151" table:formula="of:=([.K67]-[.B67])/[.K67]" table:style-name="ce8">
            <text:p>100.0%</text:p>
          </table:table-cell>
          <table:table-cell office:value-type="percentage" office:value="0.99928134690141512" table:formula="of:=([.L67]-[.C67])/[.L67]" table:style-name="ce8">
            <text:p>99.9%</text:p>
          </table:table-cell>
          <table:table-cell office:value-type="percentage" office:value="0.9999132813527134" table:formula="of:=([.M67]-[.D67])/[.M67]" table:style-name="ce8">
            <text:p>100.0%</text:p>
          </table:table-cell>
          <table:table-cell office:value-type="float" office:value="0.75162927380997346" table:formula="of:=([.K67]-[.H67])/[.K67]" table:style-name="ce12">
            <text:p>7.5E-01</text:p>
          </table:table-cell>
          <table:table-cell office:value-type="float" office:value="0.95191651683882128" table:formula="of:=([.L67]-[.I67])/[.L67]" table:style-name="ce12">
            <text:p>9.5E-01</text:p>
          </table:table-cell>
          <table:table-cell office:value-type="float" office:value="0.74991328135271351" table:formula="of:=([.M67]-[.J67])/[.M67]" table:style-name="ce12">
            <text:p>7.5E-01</text:p>
          </table:table-cell>
          <table:table-cell table:number-columns-repeated="16365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0.37035200000000001" table:style-name="ce7">
            <text:p>0.370</text:p>
          </table:table-cell>
          <table:table-cell office:value-type="float" office:value="0.69907399999999997" table:style-name="ce7">
            <text:p>0.699</text:p>
          </table:table-cell>
          <table:table-cell office:value-type="float" office:value="0.69907399999999997" table:style-name="ce7">
            <text:p>0.699</text:p>
          </table:table-cell>
          <table:table-cell office:value-type="float" office:value="20.819700000000001" table:style-name="ce11">
            <text:p>20.8</text:p>
          </table:table-cell>
          <table:table-cell office:value-type="float" office:value="10.695499999999999" table:style-name="ce11">
            <text:p>10.7</text:p>
          </table:table-cell>
          <table:table-cell office:value-type="float" office:value="83.833399999999997" table:style-name="ce11">
            <text:p>83.8</text:p>
          </table:table-cell>
          <table:table-cell office:value-type="float" office:value="21.190052000000001" table:formula="of:=[.B68]+[.E68]" table:style-name="ce7">
            <text:p>21.190</text:p>
          </table:table-cell>
          <table:table-cell office:value-type="float" office:value="11.394573999999999" table:formula="of:=[.C68]+[.F68]" table:style-name="ce7">
            <text:p>11.395</text:p>
          </table:table-cell>
          <table:table-cell office:value-type="float" office:value="84.532473999999993" table:formula="of:=[.D68]+[.G68]" table:style-name="ce7">
            <text:p>84.532</text:p>
          </table:table-cell>
          <table:table-cell office:value-type="float" office:value="83.589609999999993" table:style-name="ce1">
            <text:p>83.58961</text:p>
          </table:table-cell>
          <table:table-cell office:value-type="float" office:value="41.901409999999998" table:style-name="ce1">
            <text:p>41.90141</text:p>
          </table:table-cell>
          <table:table-cell office:value-type="float" office:value="336.59501" table:style-name="ce1">
            <text:p>336.59501</text:p>
          </table:table-cell>
          <table:table-cell office:value-type="percentage" office:value="0.99556940150815398" table:formula="of:=([.K68]-[.B68])/[.K68]" table:style-name="ce8">
            <text:p>99.6%</text:p>
          </table:table-cell>
          <table:table-cell office:value-type="percentage" office:value="0.98331621775973643" table:formula="of:=([.L68]-[.C68])/[.L68]" table:style-name="ce8">
            <text:p>98.3%</text:p>
          </table:table-cell>
          <table:table-cell office:value-type="percentage" office:value="0.99792310052368272" table:formula="of:=([.M68]-[.D68])/[.M68]" table:style-name="ce8">
            <text:p>99.8%</text:p>
          </table:table-cell>
          <table:table-cell office:value-type="float" office:value="0.7464989727790331" table:formula="of:=([.K68]-[.H68])/[.K68]" table:style-name="ce12">
            <text:p>7.5E-01</text:p>
          </table:table-cell>
          <table:table-cell office:value-type="float" office:value="0.72806227761786535" table:formula="of:=([.L68]-[.I68])/[.L68]" table:style-name="ce12">
            <text:p>7.3E-01</text:p>
          </table:table-cell>
          <table:table-cell office:value-type="float" office:value="0.74885999052689467" table:formula="of:=([.M68]-[.J68])/[.M68]" table:style-name="ce12">
            <text:p>7.5E-01</text:p>
          </table:table-cell>
          <table:table-cell table:number-columns-repeated="16365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0.13311899999999999" table:style-name="ce7">
            <text:p>0.133</text:p>
          </table:table-cell>
          <table:table-cell office:value-type="float" office:value="0.37541599999999997" table:style-name="ce7">
            <text:p>0.375</text:p>
          </table:table-cell>
          <table:table-cell office:value-type="float" office:value="0.66298499999999994" table:style-name="ce7">
            <text:p>0.663</text:p>
          </table:table-cell>
          <table:table-cell office:value-type="float" office:value="8.3407900000000001" table:style-name="ce11">
            <text:p>8.3</text:p>
          </table:table-cell>
          <table:table-cell office:value-type="float" office:value="8.3407900000000001" table:style-name="ce11">
            <text:p>8.3</text:p>
          </table:table-cell>
          <table:table-cell office:value-type="float" office:value="33.500500000000002" table:style-name="ce11">
            <text:p>33.5</text:p>
          </table:table-cell>
          <table:table-cell office:value-type="float" office:value="8.4739090000000008" table:formula="of:=[.B69]+[.E69]" table:style-name="ce7">
            <text:p>8.474</text:p>
          </table:table-cell>
          <table:table-cell office:value-type="float" office:value="8.7162059999999997" table:formula="of:=[.C69]+[.F69]" table:style-name="ce7">
            <text:p>8.716</text:p>
          </table:table-cell>
          <table:table-cell office:value-type="float" office:value="34.163485000000001" table:formula="of:=[.D69]+[.G69]" table:style-name="ce7">
            <text:p>34.163</text:p>
          </table:table-cell>
          <table:table-cell office:value-type="float" office:value="33.906971999999996" table:style-name="ce1">
            <text:p>33.906972</text:p>
          </table:table-cell>
          <table:table-cell office:value-type="float" office:value="33.906971999999996" table:style-name="ce1">
            <text:p>33.906972</text:p>
          </table:table-cell>
          <table:table-cell office:value-type="float" office:value="134.66377199999999" table:style-name="ce1">
            <text:p>134.663772</text:p>
          </table:table-cell>
          <table:table-cell office:value-type="percentage" office:value="0.99607399327784263" table:formula="of:=([.K69]-[.B69])/[.K69]" table:style-name="ce8">
            <text:p>99.6%</text:p>
          </table:table-cell>
          <table:table-cell office:value-type="percentage" office:value="0.98892805880749246" table:formula="of:=([.L69]-[.C69])/[.L69]" table:style-name="ce8">
            <text:p>98.9%</text:p>
          </table:table-cell>
          <table:table-cell office:value-type="percentage" office:value="0.99507673823365062" table:formula="of:=([.M69]-[.D69])/[.M69]" table:style-name="ce8">
            <text:p>99.5%</text:p>
          </table:table-cell>
          <table:table-cell office:value-type="float" office:value="0.75008358163035027" table:formula="of:=([.K69]-[.H69])/[.K69]" table:style-name="ce12">
            <text:p>7.5E-01</text:p>
          </table:table-cell>
          <table:table-cell office:value-type="float" office:value="0.74293764715999999" table:formula="of:=([.L69]-[.I69])/[.L69]" table:style-name="ce12">
            <text:p>7.4E-01</text:p>
          </table:table-cell>
          <table:table-cell office:value-type="float" office:value="0.74630530177039733" table:formula="of:=([.M69]-[.J69])/[.M69]" table:style-name="ce12">
            <text:p>7.5E-01</text:p>
          </table:table-cell>
          <table:table-cell table:number-columns-repeated="16365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0.51437499999999992" table:style-name="ce7">
            <text:p>0.514</text:p>
          </table:table-cell>
          <table:table-cell office:value-type="float" office:value="0.51437499999999992" table:style-name="ce7">
            <text:p>0.514</text:p>
          </table:table-cell>
          <table:table-cell office:value-type="float" office:value="0.95499499999999993" table:style-name="ce7">
            <text:p>0.955</text:p>
          </table:table-cell>
          <table:table-cell office:value-type="float" office:value="13.238099999999999" table:style-name="ce11">
            <text:p>13.2</text:p>
          </table:table-cell>
          <table:table-cell office:value-type="float" office:value="26.377600000000001" table:style-name="ce11">
            <text:p>26.4</text:p>
          </table:table-cell>
          <table:table-cell office:value-type="float" office:value="13.238099999999999" table:style-name="ce11">
            <text:p>13.2</text:p>
          </table:table-cell>
          <table:table-cell office:value-type="float" office:value="13.752474999999999" table:formula="of:=[.B70]+[.E70]" table:style-name="ce7">
            <text:p>13.752</text:p>
          </table:table-cell>
          <table:table-cell office:value-type="float" office:value="26.891975000000002" table:formula="of:=[.C70]+[.F70]" table:style-name="ce7">
            <text:p>26.892</text:p>
          </table:table-cell>
          <table:table-cell office:value-type="float" office:value="14.193095" table:formula="of:=[.D70]+[.G70]" table:style-name="ce7">
            <text:p>14.193</text:p>
          </table:table-cell>
          <table:table-cell office:value-type="float" office:value="52.976687999999996" table:style-name="ce1">
            <text:p>52.976688</text:p>
          </table:table-cell>
          <table:table-cell office:value-type="float" office:value="105.854388" table:style-name="ce1">
            <text:p>105.854388</text:p>
          </table:table-cell>
          <table:table-cell office:value-type="float" office:value="52.976687999999996" table:style-name="ce1">
            <text:p>52.976688</text:p>
          </table:table-cell>
          <table:table-cell office:value-type="percentage" office:value="0.99029054062420807" table:formula="of:=([.K70]-[.B70])/[.K70]" table:style-name="ce8">
            <text:p>99.0%</text:p>
          </table:table-cell>
          <table:table-cell office:value-type="percentage" office:value="0.99514073049102125" table:formula="of:=([.L70]-[.C70])/[.L70]" table:style-name="ce8">
            <text:p>99.5%</text:p>
          </table:table-cell>
          <table:table-cell office:value-type="percentage" office:value="0.98197329738695638" table:formula="of:=([.M70]-[.D70])/[.M70]" table:style-name="ce8">
            <text:p>98.2%</text:p>
          </table:table-cell>
          <table:table-cell office:value-type="float" office:value="0.74040515707588217" table:formula="of:=([.K70]-[.H70])/[.K70]" table:style-name="ce12">
            <text:p>7.4E-01</text:p>
          </table:table-cell>
          <table:table-cell office:value-type="float" office:value="0.74595313894781567" table:formula="of:=([.L70]-[.I70])/[.L70]" table:style-name="ce12">
            <text:p>7.5E-01</text:p>
          </table:table-cell>
          <table:table-cell office:value-type="float" office:value="0.73208791383863026" table:formula="of:=([.M70]-[.J70])/[.M70]" table:style-name="ce12">
            <text:p>7.3E-01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ote: time PRED is based on the algorithm and is relatively independent</text:p>
          </table:table-cell>
          <table:table-cell table:number-columns-repeated="2" table:style-name="ce1"/>
          <table:table-cell office:value-type="string" table:style-name="ce1">
            <text:p>“+” is based on E_min of the brute-force refinement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the yellow color in "+" denotes using the CPU time by E_min of the prediction approach approximately</text:p>
          </table:table-cell>
          <table:table-cell table:number-columns-repeated="16379" table:style-name="ce1"/>
        </table:table-row>
        <table:table-row table:number-rows-repeated="1048502" table:style-name="ro1">
          <table:table-cell table:number-columns-repeated="16384"/>
        </table:table-row>
      </table:table>
      <table:table table:name="scaling" table:style-name="ta1">
        <table:table-column table:style-name="co8" table:default-cell-style-name="ce1"/>
        <table:table-column table:style-name="co1" table:number-columns-repeated="6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curacy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6" table:number-rows-spanned="1" table:style-name="ce13">
            <text:p>SM</text:p>
          </table:table-cell>
          <table:covered-table-cell table:number-columns-repeated="5"/>
          <table:table-cell table:number-columns-repeated="5" table:style-name="ce1"/>
          <table:table-cell table:style-name="ce3"/>
          <table:table-cell office:value-type="string" table:number-columns-spanned="6" table:number-rows-spanned="1" table:style-name="ce13">
            <text:p>MM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number-columns-spanned="3" table:number-rows-spanned="1" table:style-name="ce13">
            <text:p>brut</text:p>
          </table:table-cell>
          <table:covered-table-cell table:number-columns-repeated="2"/>
          <table:table-cell office:value-type="string" table:number-columns-spanned="3" table:number-rows-spanned="1" table:style-name="ce13">
            <text:p>pred</text:p>
          </table:table-cell>
          <table:covered-table-cell table:number-columns-repeated="2"/>
          <table:table-cell table:number-columns-repeated="5" table:style-name="ce1"/>
          <table:table-cell table:style-name="ce3"/>
          <table:table-cell office:value-type="string" table:number-columns-spanned="3" table:number-rows-spanned="1" table:style-name="ce13">
            <text:p>brut</text:p>
          </table:table-cell>
          <table:covered-table-cell table:number-columns-repeated="2"/>
          <table:table-cell office:value-type="string" table:number-columns-spanned="3" table:number-rows-spanned="1" table:style-name="ce13">
            <text:p>pred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office:value-type="string" table:style-name="ce4">
            <text:p>degree</text:p>
          </table:table-cell>
          <table:table-cell office:value-type="string" table:style-name="ce5">
            <text:p>brut_u</text:p>
          </table:table-cell>
          <table:table-cell office:value-type="string" table:style-name="ce5">
            <text:p>brut_ux</text:p>
          </table:table-cell>
          <table:table-cell office:value-type="string" table:style-name="ce5">
            <text:p>brut_(ux_x)</text:p>
          </table:table-cell>
          <table:table-cell office:value-type="string" table:style-name="ce5">
            <text:p>pred_u</text:p>
          </table:table-cell>
          <table:table-cell office:value-type="string" table:style-name="ce5">
            <text:p>pred_ux</text:p>
          </table:table-cell>
          <table:table-cell office:value-type="string" table:style-name="ce5">
            <text:p>pred_(ux_x)</text:p>
          </table:table-cell>
          <table:table-cell table:number-columns-repeated="5" table:style-name="ce1"/>
          <table:table-cell office:value-type="string" table:style-name="ce3">
            <text:p>degree</text:p>
          </table:table-cell>
          <table:table-cell office:value-type="string" table:style-name="ce5">
            <text:p>brut_u</text:p>
          </table:table-cell>
          <table:table-cell office:value-type="string" table:style-name="ce5">
            <text:p>brut_dux</text:p>
          </table:table-cell>
          <table:table-cell office:value-type="string" table:style-name="ce5">
            <text:p>brut_(dux_x)</text:p>
          </table:table-cell>
          <table:table-cell office:value-type="string" table:style-name="ce5">
            <text:p>pred_u</text:p>
          </table:table-cell>
          <table:table-cell office:value-type="string" table:style-name="ce5">
            <text:p>pred_dux</text:p>
          </table:table-cell>
          <table:table-cell office:value-type="string" table:style-name="ce5">
            <text:p>pred_(dux_x)</text:p>
          </table:table-cell>
          <table:table-cell table:number-columns-repeated="1636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.9999999999999999E-7" table:style-name="ce6">
            <text:p>3.00E-07</text:p>
          </table:table-cell>
          <table:table-cell office:value-type="float" office:value="1.2E-4" table:style-name="ce6">
            <text:p>1.20E-04</text:p>
          </table:table-cell>
          <table:table-cell office:value-type="float" office:value="0" table:style-name="ce3">
            <text:p>0</text:p>
          </table:table-cell>
          <table:table-cell office:value-type="float" office:value="1.6E-7" table:style-name="ce6">
            <text:p>1.60E-07</text:p>
          </table:table-cell>
          <table:table-cell office:value-type="float" office:value="1.2999999999999999E-4" table:style-name="ce6">
            <text:p>1.30E-04</text:p>
          </table:table-cell>
          <table:table-cell office:value-type="float" office:value="0" table:style-name="ce3">
            <text:p>0</text:p>
          </table:table-cell>
          <table:table-cell table:number-columns-repeated="5" table:style-name="ce1"/>
          <table:table-cell office:value-type="float" office:value="1" table:style-name="ce3">
            <text:p>1</text:p>
          </table:table-cell>
          <table:table-cell office:value-type="float" office:value="1E-8" table:style-name="ce15">
            <text:p>1.00E-08</text:p>
          </table:table-cell>
          <table:table-cell office:value-type="float" office:value="1.57E-10" table:style-name="ce6">
            <text:p>1.57E-10</text:p>
          </table:table-cell>
          <table:table-cell office:value-type="float" office:value="5.0000000000000004E-6" table:style-name="ce15">
            <text:p>5.00E-06</text:p>
          </table:table-cell>
          <table:table-cell office:value-type="float" office:value="1.0600000000000001E-8" table:style-name="ce6">
            <text:p>1.06E-08</text:p>
          </table:table-cell>
          <table:table-cell office:value-type="float" office:value="5.4699999999999997E-10" table:style-name="ce6">
            <text:p>5.47E-10</text:p>
          </table:table-cell>
          <table:table-cell office:value-type="float" office:value="4.25E-6" table:style-name="ce6">
            <text:p>4.25E-06</text:p>
          </table:table-cell>
          <table:table-cell table:number-columns-repeated="1636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.2E-8" table:style-name="ce6">
            <text:p>1.20E-08</text:p>
          </table:table-cell>
          <table:table-cell office:value-type="float" office:value="1.1999999999999999E-6" table:style-name="ce6">
            <text:p>1.20E-06</text:p>
          </table:table-cell>
          <table:table-cell office:value-type="float" office:value="1.6E-2" table:style-name="ce6">
            <text:p>1.60E-02</text:p>
          </table:table-cell>
          <table:table-cell office:value-type="float" office:value="8.7000000000000001E-9" table:style-name="ce6">
            <text:p>8.70E-09</text:p>
          </table:table-cell>
          <table:table-cell office:value-type="float" office:value="1.9E-6" table:style-name="ce6">
            <text:p>1.90E-06</text:p>
          </table:table-cell>
          <table:table-cell office:value-type="float" office:value="1.66E-2" table:style-name="ce6">
            <text:p>1.66E-02</text:p>
          </table:table-cell>
          <table:table-cell table:number-columns-repeated="5" table:style-name="ce1"/>
          <table:table-cell office:value-type="float" office:value="2" table:style-name="ce3">
            <text:p>2</text:p>
          </table:table-cell>
          <table:table-cell office:value-type="float" office:value="1.35E-11" table:style-name="ce6">
            <text:p>1.35E-11</text:p>
          </table:table-cell>
          <table:table-cell office:value-type="float" office:value="4.56E-12" table:style-name="ce6">
            <text:p>4.56E-12</text:p>
          </table:table-cell>
          <table:table-cell office:value-type="float" office:value="5.3599999999999997E-9" table:style-name="ce6">
            <text:p>5.36E-09</text:p>
          </table:table-cell>
          <table:table-cell office:value-type="float" office:value="7.0500000000000002E-11" table:style-name="ce6">
            <text:p>7.05E-11</text:p>
          </table:table-cell>
          <table:table-cell office:value-type="float" office:value="4.6199999999999999E-11" table:style-name="ce6">
            <text:p>4.62E-11</text:p>
          </table:table-cell>
          <table:table-cell office:value-type="float" office:value="2.07E-8" table:style-name="ce6">
            <text:p>2.07E-08</text:p>
          </table:table-cell>
          <table:table-cell table:number-columns-repeated="1636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6.3999999999999996E-10" table:style-name="ce6">
            <text:p>6.40E-10</text:p>
          </table:table-cell>
          <table:table-cell office:value-type="float" office:value="3.8000000000000003E-8" table:style-name="ce6">
            <text:p>3.80E-08</text:p>
          </table:table-cell>
          <table:table-cell office:value-type="float" office:value="1.7000000000000001E-4" table:style-name="ce6">
            <text:p>1.70E-04</text:p>
          </table:table-cell>
          <table:table-cell office:value-type="float" office:value="1.6000000000000001E-9" table:style-name="ce6">
            <text:p>1.60E-09</text:p>
          </table:table-cell>
          <table:table-cell office:value-type="float" office:value="1.4999999999999999E-7" table:style-name="ce6">
            <text:p>1.50E-07</text:p>
          </table:table-cell>
          <table:table-cell office:value-type="float" office:value="1.7100000000000001E-4" table:style-name="ce6">
            <text:p>1.71E-04</text:p>
          </table:table-cell>
          <table:table-cell table:number-columns-repeated="5" table:style-name="ce1"/>
          <table:table-cell office:value-type="float" office:value="3" table:style-name="ce3">
            <text:p>3</text:p>
          </table:table-cell>
          <table:table-cell office:value-type="float" office:value="1.0199999999999999E-11" table:style-name="ce6">
            <text:p>1.02E-11</text:p>
          </table:table-cell>
          <table:table-cell office:value-type="float" office:value="1.1500000000000001E-11" table:style-name="ce6">
            <text:p>1.15E-11</text:p>
          </table:table-cell>
          <table:table-cell office:value-type="float" office:value="1.4100000000000001E-9" table:style-name="ce6">
            <text:p>1.41E-09</text:p>
          </table:table-cell>
          <table:table-cell office:value-type="float" office:value="7.1299999999999997E-12" table:style-name="ce6">
            <text:p>7.13E-12</text:p>
          </table:table-cell>
          <table:table-cell office:value-type="float" office:value="1.1200000000000001E-11" table:style-name="ce6">
            <text:p>1.12E-11</text:p>
          </table:table-cell>
          <table:table-cell office:value-type="float" office:value="1.6999999999999999E-9" table:style-name="ce6">
            <text:p>1.70E-09</text:p>
          </table:table-cell>
          <table:table-cell table:number-columns-repeated="1636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.05E-10" table:style-name="ce6">
            <text:p>1.05E-10</text:p>
          </table:table-cell>
          <table:table-cell office:value-type="float" office:value="2.6000000000000001E-8" table:style-name="ce6">
            <text:p>2.60E-08</text:p>
          </table:table-cell>
          <table:table-cell office:value-type="float" office:value="1.2999999999999999E-5" table:style-name="ce6">
            <text:p>1.30E-05</text:p>
          </table:table-cell>
          <table:table-cell office:value-type="float" office:value="4.8999999999999996E-10" table:style-name="ce6">
            <text:p>4.90E-10</text:p>
          </table:table-cell>
          <table:table-cell office:value-type="float" office:value="2.7E-8" table:style-name="ce6">
            <text:p>2.70E-08</text:p>
          </table:table-cell>
          <table:table-cell office:value-type="float" office:value="1.2999999999999999E-5" table:style-name="ce6">
            <text:p>1.30E-05</text:p>
          </table:table-cell>
          <table:table-cell table:number-columns-repeated="5" table:style-name="ce1"/>
          <table:table-cell office:value-type="float" office:value="4" table:style-name="ce3">
            <text:p>4</text:p>
          </table:table-cell>
          <table:table-cell office:value-type="float" office:value="3.8999999999999999E-12" table:style-name="ce6">
            <text:p>3.90E-12</text:p>
          </table:table-cell>
          <table:table-cell office:value-type="float" office:value="4.1999999999999999E-12" table:style-name="ce6">
            <text:p>4.20E-12</text:p>
          </table:table-cell>
          <table:table-cell office:value-type="float" office:value="5.3300000000000002E-10" table:style-name="ce6">
            <text:p>5.33E-10</text:p>
          </table:table-cell>
          <table:table-cell office:value-type="float" office:value="1.47E-12" table:style-name="ce6">
            <text:p>1.47E-12</text:p>
          </table:table-cell>
          <table:table-cell office:value-type="float" office:value="4.1100000000000001E-12" table:style-name="ce6">
            <text:p>4.11E-12</text:p>
          </table:table-cell>
          <table:table-cell office:value-type="float" office:value="3.75E-10" table:style-name="ce6">
            <text:p>3.75E-10</text:p>
          </table:table-cell>
          <table:table-cell table:number-columns-repeated="1636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4.7000000000000003E-10" table:style-name="ce6">
            <text:p>4.70E-10</text:p>
          </table:table-cell>
          <table:table-cell office:value-type="float" office:value="3E-9" table:style-name="ce6">
            <text:p>3.00E-09</text:p>
          </table:table-cell>
          <table:table-cell office:value-type="float" office:value="2.5000000000000002E-6" table:style-name="ce6">
            <text:p>2.50E-06</text:p>
          </table:table-cell>
          <table:table-cell office:value-type="float" office:value="4.0999999999999998E-10" table:style-name="ce6">
            <text:p>4.10E-10</text:p>
          </table:table-cell>
          <table:table-cell office:value-type="float" office:value="9.6999999999999992E-9" table:style-name="ce6">
            <text:p>9.70E-09</text:p>
          </table:table-cell>
          <table:table-cell office:value-type="float" office:value="2.4600000000000002E-6" table:style-name="ce6">
            <text:p>2.46E-06</text:p>
          </table:table-cell>
          <table:table-cell table:number-columns-repeated="5" table:style-name="ce1"/>
          <table:table-cell office:value-type="float" office:value="5" table:style-name="ce3">
            <text:p>5</text:p>
          </table:table-cell>
          <table:table-cell office:value-type="float" office:value="2.1599999999999999E-13" table:style-name="ce6">
            <text:p>2.16E-13</text:p>
          </table:table-cell>
          <table:table-cell office:value-type="float" office:value="3.91E-13" table:style-name="ce6">
            <text:p>3.91E-13</text:p>
          </table:table-cell>
          <table:table-cell office:value-type="float" office:value="7.2900000000000002E-11" table:style-name="ce6">
            <text:p>7.29E-11</text:p>
          </table:table-cell>
          <table:table-cell office:value-type="float" office:value="8.2700000000000001E-13" table:style-name="ce6">
            <text:p>8.27E-13</text:p>
          </table:table-cell>
          <table:table-cell office:value-type="float" office:value="2.2100000000000001E-12" table:style-name="ce6">
            <text:p>2.21E-12</text:p>
          </table:table-cell>
          <table:table-cell office:value-type="float" office:value="1.4499999999999999E-10" table:style-name="ce6">
            <text:p>1.45E-10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6">
            <text:p>5e-17 for u, hp</text:p>
          </table:table-cell>
          <table:table-cell table:number-columns-repeated="8" table:style-name="ce1"/>
          <table:table-cell office:value-type="string" table:style-name="ce1">
            <text:p>this column checked on July 15 2020</text:p>
          </table:table-cell>
          <table:table-cell office:value-type="string" table:style-name="ce1">
            <text:p>this column checked July 14 2020</text:p>
          </table:table-cell>
          <table:table-cell office:value-type="string" table:style-name="ce1">
            <text:p>data in this column can be found in dealii_postprocess, we do not conduct the brute-force refinements for M1. Instead, we used the M2 results and a ratio between L2_u and L2_v.</text:p>
          </table:table-cell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float" office:value="2.53959E-7" table:style-name="ce16">
            <text:p>2.54E-07</text:p>
          </table:table-cell>
          <table:table-cell office:value-type="float" office:value="1.2389700000000001E-4" table:style-name="ce1">
            <text:p>0.000123897</text:p>
          </table:table-cell>
          <table:table-cell office:value-type="float" office:value="999" table:style-name="ce1">
            <text:p>999</text:p>
          </table:table-cell>
          <table:table-cell table:style-name="ce1"/>
          <table:table-cell office:value-type="percentage" office:value="0.58724374999999995" table:formula="of:=([.E13]-[.E6])/[.E6]" table:style-name="ce17">
            <text:p>58.7%</text:p>
          </table:table-cell>
          <table:table-cell office:value-type="percentage" office:value="-4.6946153846153686E-2" table:formula="of:=([.F13]-[.F6])/[.F6]" table:style-name="ce17">
            <text:p>-4.7%</text:p>
          </table:table-cell>
          <table:table-cell office:value-type="percentage" office:value="0" table:formula="of:=([.G13]-[.G6])/[.G6]" table:style-name="ce17">
            <text:p>#DIV/0!</text:p>
          </table:table-cell>
          <table:table-cell table:number-columns-repeated="2" table:style-name="ce1"/>
          <table:table-cell office:value-type="string" table:style-name="ce1">
            <text:p>red color denotes results obtained by projection</text:p>
          </table:table-cell>
          <table:table-cell table:number-columns-repeated="16370" table:style-name="ce1"/>
        </table:table-row>
        <table:table-row table:style-name="ro1">
          <table:table-cell table:number-columns-repeated="4" table:style-name="ce1"/>
          <table:table-cell office:value-type="float" office:value="1.47226E-8" table:style-name="ce16">
            <text:p>1.47E-08</text:p>
          </table:table-cell>
          <table:table-cell office:value-type="float" office:value="1.90474E-6" table:style-name="ce16">
            <text:p>1.90E-06</text:p>
          </table:table-cell>
          <table:table-cell office:value-type="float" office:value="1.56472E-2" table:style-name="ce1">
            <text:p>0.0156472</text:p>
          </table:table-cell>
          <table:table-cell table:style-name="ce1"/>
          <table:table-cell office:value-type="percentage" office:value="0.69225287356321841" table:formula="of:=([.E14]-[.E7])/[.E7]" table:style-name="ce17">
            <text:p>69.2%</text:p>
          </table:table-cell>
          <table:table-cell office:value-type="percentage" office:value="2.4947368421052501E-3" table:formula="of:=([.F14]-[.F7])/[.F7]" table:style-name="ce17">
            <text:p>0.2%</text:p>
          </table:table-cell>
          <table:table-cell office:value-type="percentage" office:value="-5.7397590361445795E-2" table:formula="of:=([.G14]-[.G7])/[.G7]" table:style-name="ce17">
            <text:p>-5.7%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2.8716800000000002E-9" table:style-name="ce16">
            <text:p>2.87E-09</text:p>
          </table:table-cell>
          <table:table-cell office:value-type="float" office:value="1.4763899999999999E-7" table:style-name="ce16">
            <text:p>1.48E-07</text:p>
          </table:table-cell>
          <table:table-cell office:value-type="float" office:value="1.7055299999999999E-4" table:style-name="ce1">
            <text:p>0.000170553</text:p>
          </table:table-cell>
          <table:table-cell table:style-name="ce1"/>
          <table:table-cell office:value-type="percentage" office:value="0.79480000000000006" table:formula="of:=([.E15]-[.E8])/[.E8]" table:style-name="ce17">
            <text:p>79.5%</text:p>
          </table:table-cell>
          <table:table-cell office:value-type="percentage" office:value="-1.5740000000000025E-2" table:formula="of:=([.F15]-[.F8])/[.F8]" table:style-name="ce17">
            <text:p>-1.6%</text:p>
          </table:table-cell>
          <table:table-cell office:value-type="percentage" office:value="-2.6140350877194027E-3" table:formula="of:=([.G15]-[.G8])/[.G8]" table:style-name="ce17">
            <text:p>-0.3%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8.5461899999999998E-10" table:style-name="ce16">
            <text:p>8.55E-10</text:p>
          </table:table-cell>
          <table:table-cell office:value-type="float" office:value="2.53127E-8" table:style-name="ce16">
            <text:p>2.53E-08</text:p>
          </table:table-cell>
          <table:table-cell office:value-type="float" office:value="1.2663000000000001E-5" table:style-name="ce16">
            <text:p>1.27E-05</text:p>
          </table:table-cell>
          <table:table-cell table:style-name="ce1"/>
          <table:table-cell office:value-type="percentage" office:value="0.74412040816326541" table:formula="of:=([.E16]-[.E9])/[.E9]" table:style-name="ce17">
            <text:p>74.4%</text:p>
          </table:table-cell>
          <table:table-cell office:value-type="percentage" office:value="-6.24925925925926E-2" table:formula="of:=([.F16]-[.F9])/[.F9]" table:style-name="ce17">
            <text:p>-6.2%</text:p>
          </table:table-cell>
          <table:table-cell office:value-type="percentage" office:value="-2.592307692307682E-2" table:formula="of:=([.G16]-[.G9])/[.G9]" table:style-name="ce17">
            <text:p>-2.6%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7.1947699999999995E-10" table:style-name="ce16">
            <text:p>7.19E-10</text:p>
          </table:table-cell>
          <table:table-cell office:value-type="float" office:value="8.85846E-9" table:style-name="ce16">
            <text:p>8.86E-09</text:p>
          </table:table-cell>
          <table:table-cell office:value-type="float" office:value="2.3204799999999999E-6" table:style-name="ce16">
            <text:p>2.32E-06</text:p>
          </table:table-cell>
          <table:table-cell table:style-name="ce1"/>
          <table:table-cell office:value-type="percentage" office:value="0.75482195121951212" table:formula="of:=([.E17]-[.E10])/[.E10]" table:style-name="ce17">
            <text:p>75.5%</text:p>
          </table:table-cell>
          <table:table-cell office:value-type="percentage" office:value="-8.6756701030927752E-2" table:formula="of:=([.F17]-[.F10])/[.F10]" table:style-name="ce17">
            <text:p>-8.7%</text:p>
          </table:table-cell>
          <table:table-cell office:value-type="percentage" office:value="-5.6715447154471639E-2" table:formula="of:=([.G17]-[.G10])/[.G10]" table:style-name="ce17">
            <text:p>-5.7%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6">
            <text:p>2e-17 for u, hp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1.6061799999999999E-7" table:style-name="ce16">
            <text:p>1.61E-07</text:p>
          </table:table-cell>
          <table:table-cell office:value-type="float" office:value="1.2389700000000001E-4" table:style-name="ce1">
            <text:p>0.000123897</text:p>
          </table:table-cell>
          <table:table-cell office:value-type="float" office:value="999" table:style-name="ce1">
            <text:p>999</text:p>
          </table:table-cell>
          <table:table-cell table:style-name="ce1"/>
          <table:table-cell office:value-type="percentage" office:value="-0.36754357986919156" table:formula="of:=([.E20]-[.E13])/[.E13]" table:style-name="ce17">
            <text:p>-36.8%</text:p>
          </table:table-cell>
          <table:table-cell office:value-type="float" office:value="0" table:formula="of:=([.F20]-[.F13])/[.F13]" table:style-name="ce16">
            <text:p>0.00E+00</text:p>
          </table:table-cell>
          <table:table-cell office:value-type="float" office:value="0" table:formula="of:=([.G20]-[.G13])/[.G13]" table:style-name="ce16">
            <text:p>0.00E+00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8.4961300000000005E-9" table:style-name="ce16">
            <text:p>8.50E-09</text:p>
          </table:table-cell>
          <table:table-cell office:value-type="float" office:value="1.90474E-6" table:style-name="ce16">
            <text:p>1.90E-06</text:p>
          </table:table-cell>
          <table:table-cell office:value-type="float" office:value="1.56472E-2" table:style-name="ce1">
            <text:p>0.0156472</text:p>
          </table:table-cell>
          <table:table-cell table:style-name="ce1"/>
          <table:table-cell office:value-type="percentage" office:value="-0.42291918546995771" table:formula="of:=([.E21]-[.E14])/[.E14]" table:style-name="ce17">
            <text:p>-42.3%</text:p>
          </table:table-cell>
          <table:table-cell office:value-type="float" office:value="0" table:formula="of:=([.F21]-[.F14])/[.F14]" table:style-name="ce16">
            <text:p>0.00E+00</text:p>
          </table:table-cell>
          <table:table-cell office:value-type="float" office:value="0" table:formula="of:=([.G21]-[.G14])/[.G14]" table:style-name="ce16">
            <text:p>0.00E+00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1.55899E-9" table:style-name="ce16">
            <text:p>1.56E-09</text:p>
          </table:table-cell>
          <table:table-cell office:value-type="float" office:value="1.4763899999999999E-7" table:style-name="ce16">
            <text:p>1.48E-07</text:p>
          </table:table-cell>
          <table:table-cell office:value-type="float" office:value="1.7055299999999999E-4" table:style-name="ce1">
            <text:p>0.000170553</text:p>
          </table:table-cell>
          <table:table-cell table:style-name="ce1"/>
          <table:table-cell office:value-type="percentage" office:value="-0.45711569534209945" table:formula="of:=([.E22]-[.E15])/[.E15]" table:style-name="ce17">
            <text:p>-45.7%</text:p>
          </table:table-cell>
          <table:table-cell office:value-type="float" office:value="0" table:formula="of:=([.F22]-[.F15])/[.F15]" table:style-name="ce16">
            <text:p>0.00E+00</text:p>
          </table:table-cell>
          <table:table-cell office:value-type="float" office:value="0" table:formula="of:=([.G22]-[.G15])/[.G15]" table:style-name="ce16">
            <text:p>0.00E+00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4.4415000000000001E-10" table:style-name="ce16">
            <text:p>4.44E-10</text:p>
          </table:table-cell>
          <table:table-cell office:value-type="float" office:value="2.53127E-8" table:style-name="ce16">
            <text:p>2.53E-08</text:p>
          </table:table-cell>
          <table:table-cell office:value-type="float" office:value="1.2663000000000001E-5" table:style-name="ce16">
            <text:p>1.27E-05</text:p>
          </table:table-cell>
          <table:table-cell table:style-name="ce1"/>
          <table:table-cell office:value-type="percentage" office:value="-0.4802947278260839" table:formula="of:=([.E23]-[.E16])/[.E16]" table:style-name="ce17">
            <text:p>-48.0%</text:p>
          </table:table-cell>
          <table:table-cell office:value-type="float" office:value="0" table:formula="of:=([.F23]-[.F16])/[.F16]" table:style-name="ce16">
            <text:p>0.00E+00</text:p>
          </table:table-cell>
          <table:table-cell office:value-type="float" office:value="0" table:formula="of:=([.G23]-[.G16])/[.G16]" table:style-name="ce16">
            <text:p>0.00E+00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3.6187799999999998E-10" table:style-name="ce16">
            <text:p>3.62E-10</text:p>
          </table:table-cell>
          <table:table-cell office:value-type="float" office:value="8.85846E-9" table:style-name="ce16">
            <text:p>8.86E-09</text:p>
          </table:table-cell>
          <table:table-cell office:value-type="float" office:value="2.3204799999999999E-6" table:style-name="ce16">
            <text:p>2.32E-06</text:p>
          </table:table-cell>
          <table:table-cell table:style-name="ce1"/>
          <table:table-cell office:value-type="percentage" office:value="-0.49702631216842236" table:formula="of:=([.E24]-[.E17])/[.E17]" table:style-name="ce17">
            <text:p>-49.7%</text:p>
          </table:table-cell>
          <table:table-cell office:value-type="float" office:value="0" table:formula="of:=([.F24]-[.F17])/[.F17]" table:style-name="ce16">
            <text:p>0.00E+00</text:p>
          </table:table-cell>
          <table:table-cell office:value-type="float" office:value="0" table:formula="of:=([.G24]-[.G17])/[.G17]" table:style-name="ce16">
            <text:p>0.00E+00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PU tim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 standard FEM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13">
            <text:p>PRED</text:p>
          </table:table-cell>
          <table:covered-table-cell table:number-columns-repeated="2"/>
          <table:table-cell office:value-type="string" table:number-columns-spanned="3" table:number-rows-spanned="1" table:style-name="ce14">
            <text:p>+</text:p>
          </table:table-cell>
          <table:covered-table-cell table:number-columns-repeated="2"/>
          <table:table-cell office:value-type="string" table:number-columns-spanned="3" table:number-rows-spanned="1" table:style-name="ce13">
            <text:p>PRED+</text:p>
          </table:table-cell>
          <table:covered-table-cell table:number-columns-repeated="2"/>
          <table:table-cell office:value-type="string" table:number-columns-spanned="3" table:number-rows-spanned="1" table:style-name="ce13">
            <text:p>BF</text:p>
          </table:table-cell>
          <table:covered-table-cell table:number-columns-repeated="2"/>
          <table:table-cell office:value-type="string" table:number-columns-spanned="3" table:number-rows-spanned="1" table:style-name="ce13">
            <text:p>(BF-PRED)/BF</text:p>
          </table:table-cell>
          <table:covered-table-cell table:number-columns-repeated="2"/>
          <table:table-cell office:value-type="string" table:number-columns-spanned="3" table:number-rows-spanned="1" table:style-name="ce13">
            <text:p>(BF-PRED+)/BF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style-name="ce1"/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u_x</text:p>
          </table:table-cell>
          <table:table-cell office:value-type="string" table:style-name="ce3">
            <text:p>u_x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2.5999999999999999E-2" table:style-name="ce7">
            <text:p>0.026</text:p>
          </table:table-cell>
          <table:table-cell office:value-type="float" office:value="2.5999999999999999E-2" table:style-name="ce7">
            <text:p>0.026</text:p>
          </table:table-cell>
          <table:table-cell office:value-type="float" office:value="0" table:style-name="ce7">
            <text:p>0.000</text:p>
          </table:table-cell>
          <table:table-cell office:value-type="float" office:value="0.439" table:style-name="ce7">
            <text:p>0.439</text:p>
          </table:table-cell>
          <table:table-cell office:value-type="float" office:value="8.9" table:style-name="ce7">
            <text:p>8.900</text:p>
          </table:table-cell>
          <table:table-cell office:value-type="float" office:value="0" table:style-name="ce7">
            <text:p>0.000</text:p>
          </table:table-cell>
          <table:table-cell office:value-type="float" office:value="0.46500000000000002" table:formula="of:=[.B32]+[.E32]" table:style-name="ce7">
            <text:p>0.465</text:p>
          </table:table-cell>
          <table:table-cell office:value-type="float" office:value="8.9260000000000002" table:formula="of:=[.C32]+[.F32]" table:style-name="ce7">
            <text:p>8.926</text:p>
          </table:table-cell>
          <table:table-cell office:value-type="float" office:value="0" table:formula="of:=[.D32]+[.G32]" table:style-name="ce7">
            <text:p>0.000</text:p>
          </table:table-cell>
          <table:table-cell office:value-type="float" office:value="1.4" table:style-name="ce1">
            <text:p>1.4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percentage" office:value="0.98142857142857143" table:formula="of:=([.K32]-[.B32])/[.K32]" table:style-name="ce8">
            <text:p>98.1%</text:p>
          </table:table-cell>
          <table:table-cell office:value-type="percentage" office:value="0.99943478260869556" table:formula="of:=([.L32]-[.C32])/[.L32]" table:style-name="ce8">
            <text:p>99.9%</text:p>
          </table:table-cell>
          <table:table-cell office:value-type="percentage" office:value="0" table:style-name="ce8">
            <text:p>0.0%</text:p>
          </table:table-cell>
          <table:table-cell office:value-type="float" office:value="0.66785714285714282" table:formula="of:=([.K32]-[.H32])/[.K32]" table:style-name="ce10">
            <text:p>6.7E-01</text:p>
          </table:table-cell>
          <table:table-cell office:value-type="float" office:value="0.80595652173913035" table:formula="of:=([.L32]-[.I32])/[.L32]" table:style-name="ce10">
            <text:p>8.1E-01</text:p>
          </table:table-cell>
          <table:table-cell office:value-type="float" office:value="0" table:style-name="ce10">
            <text:p>0.0E+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2</text:p>
          </table:table-cell>
          <table:table-cell office:value-type="float" office:value="1.7000000000000001E-2" table:style-name="ce7">
            <text:p>0.017</text:p>
          </table:table-cell>
          <table:table-cell office:value-type="float" office:value="2.7E-2" table:style-name="ce7">
            <text:p>0.027</text:p>
          </table:table-cell>
          <table:table-cell office:value-type="float" office:value="0.04" table:style-name="ce7">
            <text:p>0.040</text:p>
          </table:table-cell>
          <table:table-cell office:value-type="float" office:value="8.8999999999999996E-2" table:style-name="ce7">
            <text:p>0.089</text:p>
          </table:table-cell>
          <table:table-cell office:value-type="float" office:value="0.87" table:style-name="ce7">
            <text:p>0.870</text:p>
          </table:table-cell>
          <table:table-cell office:value-type="float" office:value="18.399999999999999" table:style-name="ce7">
            <text:p>18.400</text:p>
          </table:table-cell>
          <table:table-cell office:value-type="float" office:value="0.106" table:formula="of:=[.B33]+[.E33]" table:style-name="ce7">
            <text:p>0.106</text:p>
          </table:table-cell>
          <table:table-cell office:value-type="float" office:value="0.89700000000000002" table:formula="of:=[.C33]+[.F33]" table:style-name="ce7">
            <text:p>0.897</text:p>
          </table:table-cell>
          <table:table-cell office:value-type="float" office:value="18.439999999999998" table:formula="of:=[.D33]+[.G33]" table:style-name="ce7">
            <text:p>18.440</text:p>
          </table:table-cell>
          <table:table-cell office:value-type="float" office:value="0.24" table:style-name="ce1">
            <text:p>0.24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percentage" office:value="0.92916666666666659" table:formula="of:=([.K33]-[.B33])/[.K33]" table:style-name="ce8">
            <text:p>92.9%</text:p>
          </table:table-cell>
          <table:table-cell office:value-type="percentage" office:value="0.99324999999999997" table:formula="of:=([.L33]-[.C33])/[.L33]" table:style-name="ce8">
            <text:p>99.3%</text:p>
          </table:table-cell>
          <table:table-cell office:value-type="percentage" office:value="0.99937500000000001" table:formula="of:=([.M33]-[.D33])/[.M33]" table:style-name="ce8">
            <text:p>99.9%</text:p>
          </table:table-cell>
          <table:table-cell office:value-type="float" office:value="0.55833333333333335" table:formula="of:=([.K33]-[.H33])/[.K33]" table:style-name="ce10">
            <text:p>5.6E-01</text:p>
          </table:table-cell>
          <table:table-cell office:value-type="float" office:value="0.77574999999999994" table:formula="of:=([.L33]-[.I33])/[.L33]" table:style-name="ce10">
            <text:p>7.8E-01</text:p>
          </table:table-cell>
          <table:table-cell office:value-type="float" office:value="0.71187500000000004" table:formula="of:=([.M33]-[.J33])/[.M33]" table:style-name="ce10">
            <text:p>7.1E-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3</text:p>
          </table:table-cell>
          <table:table-cell office:value-type="float" office:value="2.1000000000000001E-2" table:style-name="ce7">
            <text:p>0.021</text:p>
          </table:table-cell>
          <table:table-cell office:value-type="float" office:value="0.05" table:style-name="ce7">
            <text:p>0.050</text:p>
          </table:table-cell>
          <table:table-cell office:value-type="float" office:value="0.05" table:style-name="ce7">
            <text:p>0.050</text:p>
          </table:table-cell>
          <table:table-cell office:value-type="float" office:value="0.04" table:style-name="ce7">
            <text:p>0.040</text:p>
          </table:table-cell>
          <table:table-cell office:value-type="float" office:value="0.215" table:style-name="ce7">
            <text:p>0.215</text:p>
          </table:table-cell>
          <table:table-cell office:value-type="float" office:value="1.76" table:style-name="ce7">
            <text:p>1.760</text:p>
          </table:table-cell>
          <table:table-cell office:value-type="float" office:value="6.0999999999999999E-2" table:formula="of:=[.B34]+[.E34]" table:style-name="ce7">
            <text:p>0.061</text:p>
          </table:table-cell>
          <table:table-cell office:value-type="float" office:value="0.26500000000000001" table:formula="of:=[.C34]+[.F34]" table:style-name="ce7">
            <text:p>0.265</text:p>
          </table:table-cell>
          <table:table-cell office:value-type="float" office:value="1.81" table:formula="of:=[.D34]+[.G34]" table:style-name="ce7">
            <text:p>1.810</text:p>
          </table:table-cell>
          <table:table-cell office:value-type="float" office:value="0.2" table:style-name="ce1">
            <text:p>0.2</text:p>
          </table:table-cell>
          <table:table-cell office:value-type="float" office:value="1.4" table:style-name="ce1">
            <text:p>1.4</text:p>
          </table:table-cell>
          <table:table-cell office:value-type="float" office:value="5.4" table:style-name="ce1">
            <text:p>5.4</text:p>
          </table:table-cell>
          <table:table-cell office:value-type="percentage" office:value="0.89500000000000002" table:formula="of:=([.K34]-[.B34])/[.K34]" table:style-name="ce8">
            <text:p>89.5%</text:p>
          </table:table-cell>
          <table:table-cell office:value-type="percentage" office:value="0.9642857142857143" table:formula="of:=([.L34]-[.C34])/[.L34]" table:style-name="ce8">
            <text:p>96.4%</text:p>
          </table:table-cell>
          <table:table-cell office:value-type="percentage" office:value="0.99074074074074081" table:formula="of:=([.M34]-[.D34])/[.M34]" table:style-name="ce8">
            <text:p>99.1%</text:p>
          </table:table-cell>
          <table:table-cell office:value-type="float" office:value="0.69500000000000006" table:formula="of:=([.K34]-[.H34])/[.K34]" table:style-name="ce10">
            <text:p>7.0E-01</text:p>
          </table:table-cell>
          <table:table-cell office:value-type="float" office:value="0.81071428571428561" table:formula="of:=([.L34]-[.I34])/[.L34]" table:style-name="ce10">
            <text:p>8.1E-01</text:p>
          </table:table-cell>
          <table:table-cell office:value-type="float" office:value="0.66481481481481486" table:formula="of:=([.M34]-[.J34])/[.M34]" table:style-name="ce10">
            <text:p>6.6E-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4</text:p>
          </table:table-cell>
          <table:table-cell office:value-type="float" office:value="1.2999999999999999E-2" table:style-name="ce7">
            <text:p>0.013</text:p>
          </table:table-cell>
          <table:table-cell office:value-type="float" office:value="2.8000000000000001E-2" table:style-name="ce7">
            <text:p>0.028</text:p>
          </table:table-cell>
          <table:table-cell office:value-type="float" office:value="4.5999999999999999E-2" table:style-name="ce7">
            <text:p>0.046</text:p>
          </table:table-cell>
          <table:table-cell office:value-type="float" office:value="2.6700000000000002E-2" table:style-name="ce7">
            <text:p>0.027</text:p>
          </table:table-cell>
          <table:table-cell office:value-type="float" office:value="0.104" table:style-name="ce7">
            <text:p>0.104</text:p>
          </table:table-cell>
          <table:table-cell office:value-type="float" office:value="0.5" table:style-name="ce7">
            <text:p>0.500</text:p>
          </table:table-cell>
          <table:table-cell office:value-type="float" office:value="3.9699999999999999E-2" table:formula="of:=[.B35]+[.E35]" table:style-name="ce7">
            <text:p>0.040</text:p>
          </table:table-cell>
          <table:table-cell office:value-type="float" office:value="0.13200000000000001" table:formula="of:=[.C35]+[.F35]" table:style-name="ce7">
            <text:p>0.132</text:p>
          </table:table-cell>
          <table:table-cell office:value-type="float" office:value="0.54600000000000004" table:formula="of:=[.D35]+[.G35]" table:style-name="ce7">
            <text:p>0.546</text:p>
          </table:table-cell>
          <table:table-cell office:value-type="float" office:value="0.22" table:style-name="ce1">
            <text:p>0.22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percentage" office:value="0.94090909090909081" table:formula="of:=([.K35]-[.B35])/[.K35]" table:style-name="ce8">
            <text:p>94.1%</text:p>
          </table:table-cell>
          <table:table-cell office:value-type="percentage" office:value="0.94399999999999995" table:formula="of:=([.L35]-[.C35])/[.L35]" table:style-name="ce8">
            <text:p>94.4%</text:p>
          </table:table-cell>
          <table:table-cell office:value-type="percentage" office:value="0.97444444444444445" table:formula="of:=([.M35]-[.D35])/[.M35]" table:style-name="ce8">
            <text:p>97.4%</text:p>
          </table:table-cell>
          <table:table-cell office:value-type="float" office:value="0.81954545454545458" table:formula="of:=([.K35]-[.H35])/[.K35]" table:style-name="ce10">
            <text:p>8.2E-01</text:p>
          </table:table-cell>
          <table:table-cell office:value-type="float" office:value="0.73599999999999999" table:formula="of:=([.L35]-[.I35])/[.L35]" table:style-name="ce10">
            <text:p>7.4E-01</text:p>
          </table:table-cell>
          <table:table-cell office:value-type="float" office:value="0.69666666666666666" table:formula="of:=([.M35]-[.J35])/[.M35]" table:style-name="ce10">
            <text:p>7.0E-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5</text:p>
          </table:table-cell>
          <table:table-cell office:value-type="float" office:value="2.8000000000000001E-2" table:style-name="ce7">
            <text:p>0.028</text:p>
          </table:table-cell>
          <table:table-cell office:value-type="float" office:value="2.8000000000000001E-2" table:style-name="ce7">
            <text:p>0.028</text:p>
          </table:table-cell>
          <table:table-cell office:value-type="float" office:value="4.7E-2" table:style-name="ce7">
            <text:p>0.047</text:p>
          </table:table-cell>
          <table:table-cell office:value-type="float" office:value="2.5999999999999999E-2" table:style-name="ce7">
            <text:p>0.026</text:p>
          </table:table-cell>
          <table:table-cell office:value-type="float" office:value="6.4000000000000001E-2" table:style-name="ce7">
            <text:p>0.064</text:p>
          </table:table-cell>
          <table:table-cell office:value-type="float" office:value="0.217" table:style-name="ce7">
            <text:p>0.217</text:p>
          </table:table-cell>
          <table:table-cell office:value-type="float" office:value="5.3999999999999999E-2" table:formula="of:=[.B36]+[.E36]" table:style-name="ce7">
            <text:p>0.054</text:p>
          </table:table-cell>
          <table:table-cell office:value-type="float" office:value="9.1999999999999998E-2" table:formula="of:=[.C36]+[.F36]" table:style-name="ce7">
            <text:p>0.092</text:p>
          </table:table-cell>
          <table:table-cell office:value-type="float" office:value="0.26400000000000001" table:formula="of:=[.D36]+[.G36]" table:style-name="ce7">
            <text:p>0.264</text:p>
          </table:table-cell>
          <table:table-cell office:value-type="float" office:value="0.2" table:style-name="ce1">
            <text:p>0.2</text:p>
          </table:table-cell>
          <table:table-cell office:value-type="float" office:value="0.64" table:style-name="ce1">
            <text:p>0.64</text:p>
          </table:table-cell>
          <table:table-cell office:value-type="float" office:value="1.2" table:style-name="ce1">
            <text:p>1.2</text:p>
          </table:table-cell>
          <table:table-cell office:value-type="percentage" office:value="0.86" table:formula="of:=([.K36]-[.B36])/[.K36]" table:style-name="ce8">
            <text:p>86.0%</text:p>
          </table:table-cell>
          <table:table-cell office:value-type="percentage" office:value="0.95624999999999993" table:formula="of:=([.L36]-[.C36])/[.L36]" table:style-name="ce8">
            <text:p>95.6%</text:p>
          </table:table-cell>
          <table:table-cell office:value-type="percentage" office:value="0.96083333333333343" table:formula="of:=([.M36]-[.D36])/[.M36]" table:style-name="ce8">
            <text:p>96.1%</text:p>
          </table:table-cell>
          <table:table-cell office:value-type="float" office:value="0.73000000000000009" table:formula="of:=([.K36]-[.H36])/[.K36]" table:style-name="ce10">
            <text:p>7.3E-01</text:p>
          </table:table-cell>
          <table:table-cell office:value-type="float" office:value="0.85625000000000007" table:formula="of:=([.L36]-[.I36])/[.L36]" table:style-name="ce10">
            <text:p>8.6E-01</text:p>
          </table:table-cell>
          <table:table-cell office:value-type="float" office:value="0.78" table:formula="of:=([.M36]-[.J36])/[.M36]" table:style-name="ce10">
            <text:p>7.8E-01</text:p>
          </table:table-cell>
          <table:table-cell table:number-columns-repeated="16365"/>
        </table:table-row>
        <table:table-row table:number-rows-repeated="2" table:style-name="ro1">
          <table:table-cell table:style-name="ce1"/>
          <table:table-cell table:number-columns-repeated="9" table:style-name="ce7"/>
          <table:table-cell table:number-columns-repeated="3" table:style-name="ce1"/>
          <table:table-cell table:number-columns-repeated="6" table:style-name="ce8"/>
          <table:table-cell table:number-columns-repeated="16365"/>
        </table:table-row>
        <table:table-row table:style-name="ro1">
          <table:table-cell office:value-type="string" table:style-name="ce1">
            <text:p>the mixed FEM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13">
            <text:p>PRED</text:p>
          </table:table-cell>
          <table:covered-table-cell table:number-columns-repeated="2"/>
          <table:table-cell office:value-type="string" table:number-columns-spanned="3" table:number-rows-spanned="1" table:style-name="ce14">
            <text:p>+</text:p>
          </table:table-cell>
          <table:covered-table-cell table:number-columns-repeated="2"/>
          <table:table-cell office:value-type="string" table:number-columns-spanned="3" table:number-rows-spanned="1" table:style-name="ce13">
            <text:p>PRED+</text:p>
          </table:table-cell>
          <table:covered-table-cell table:number-columns-repeated="2"/>
          <table:table-cell office:value-type="string" table:number-columns-spanned="3" table:number-rows-spanned="1" table:style-name="ce13">
            <text:p>BF</text:p>
          </table:table-cell>
          <table:covered-table-cell table:number-columns-repeated="2"/>
          <table:table-cell office:value-type="string" table:number-columns-spanned="3" table:number-rows-spanned="1" table:style-name="ce13">
            <text:p>(BF-PRED)/BF</text:p>
          </table:table-cell>
          <table:covered-table-cell table:number-columns-repeated="2"/>
          <table:table-cell office:value-type="string" table:number-columns-spanned="3" table:number-rows-spanned="1" table:style-name="ce13">
            <text:p>(BF-PRED+)/BF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style-name="ce1"/>
          <table:table-cell office:value-type="string" table:style-name="ce3">
            <text:p>u</text:p>
          </table:table-cell>
          <table:table-cell office:value-type="string" table:style-name="ce3">
            <text:p>d(x)u_x</text:p>
          </table:table-cell>
          <table:table-cell office:value-type="string" table:style-name="ce3">
            <text:p>(d(x)u_x)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d(x)u_x</text:p>
          </table:table-cell>
          <table:table-cell office:value-type="string" table:style-name="ce3">
            <text:p>(d(x)u_x)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d(x)u_x</text:p>
          </table:table-cell>
          <table:table-cell office:value-type="string" table:style-name="ce3">
            <text:p>(d(x)u_x)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d(x)u_x</text:p>
          </table:table-cell>
          <table:table-cell office:value-type="string" table:style-name="ce3">
            <text:p>(d(x)u_x)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d(x)u_x</text:p>
          </table:table-cell>
          <table:table-cell office:value-type="string" table:style-name="ce3">
            <text:p>(d(x)u_x)_x</text:p>
          </table:table-cell>
          <table:table-cell office:value-type="string" table:style-name="ce3">
            <text:p>u</text:p>
          </table:table-cell>
          <table:table-cell office:value-type="string" table:style-name="ce3">
            <text:p>d(x)u_x</text:p>
          </table:table-cell>
          <table:table-cell office:value-type="string" table:style-name="ce3">
            <text:p>(d(x)u_x)_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0.55000000000000004" table:style-name="ce7">
            <text:p>0.550</text:p>
          </table:table-cell>
          <table:table-cell office:value-type="float" office:value="0.55000000000000004" table:style-name="ce7">
            <text:p>0.550</text:p>
          </table:table-cell>
          <table:table-cell office:value-type="float" office:value="0.55000000000000004" table:style-name="ce7">
            <text:p>0.550</text:p>
          </table:table-cell>
          <table:table-cell office:value-type="float" office:value="19600" table:style-name="ce11">
            <text:p>19600.0</text:p>
          </table:table-cell>
          <table:table-cell office:value-type="float" office:value="340" table:style-name="ce11">
            <text:p>340.0</text:p>
          </table:table-cell>
          <table:table-cell office:value-type="float" office:value="140000" table:style-name="ce11">
            <text:p>140000.0</text:p>
          </table:table-cell>
          <table:table-cell office:value-type="float" office:value="19600.55" table:formula="of:=[.B42]+[.E42]" table:style-name="ce7">
            <text:p>19600.550</text:p>
          </table:table-cell>
          <table:table-cell office:value-type="float" office:value="340.55" table:formula="of:=[.C42]+[.F42]" table:style-name="ce7">
            <text:p>340.550</text:p>
          </table:table-cell>
          <table:table-cell office:value-type="float" office:value="140000.54999999999" table:formula="of:=[.D42]+[.G42]" table:style-name="ce7">
            <text:p>140000.550</text:p>
          </table:table-cell>
          <table:table-cell office:value-type="float" office:value="35000" table:style-name="ce1">
            <text:p>35000</text:p>
          </table:table-cell>
          <table:table-cell office:value-type="float" office:value="2200" table:style-name="ce1">
            <text:p>2200</text:p>
          </table:table-cell>
          <table:table-cell office:value-type="float" office:value="280000" table:style-name="ce1">
            <text:p>280000</text:p>
          </table:table-cell>
          <table:table-cell office:value-type="percentage" office:value="0.99998428571428566" table:formula="of:=([.K42]-[.B42])/[.K42]" table:style-name="ce8">
            <text:p>100.0%</text:p>
          </table:table-cell>
          <table:table-cell office:value-type="percentage" office:value="0.99974999999999992" table:formula="of:=([.L42]-[.C42])/[.L42]" table:style-name="ce8">
            <text:p>100.0%</text:p>
          </table:table-cell>
          <table:table-cell office:value-type="percentage" office:value="0.9999980357142858" table:formula="of:=([.M42]-[.D42])/[.M42]" table:style-name="ce8">
            <text:p>100.0%</text:p>
          </table:table-cell>
          <table:table-cell office:value-type="float" office:value="0.43998428571428572" table:formula="of:=([.K42]-[.H42])/[.K42]" table:style-name="ce12">
            <text:p>4.4E-01</text:p>
          </table:table-cell>
          <table:table-cell office:value-type="float" office:value="0.84520454545454549" table:formula="of:=([.L42]-[.I42])/[.L42]" table:style-name="ce12">
            <text:p>8.5E-01</text:p>
          </table:table-cell>
          <table:table-cell office:value-type="float" office:value="0.49999803571428575" table:formula="of:=([.M42]-[.J42])/[.M42]" table:style-name="ce12">
            <text:p>5.0E-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2</text:p>
          </table:table-cell>
          <table:table-cell office:value-type="float" office:value="1.7999999999999999E-2" table:style-name="ce7">
            <text:p>0.018</text:p>
          </table:table-cell>
          <table:table-cell office:value-type="float" office:value="0.33" table:style-name="ce7">
            <text:p>0.330</text:p>
          </table:table-cell>
          <table:table-cell office:value-type="float" office:value="0.33" table:style-name="ce7">
            <text:p>0.330</text:p>
          </table:table-cell>
          <table:table-cell office:value-type="float" office:value="119" table:style-name="ce11">
            <text:p>119.0</text:p>
          </table:table-cell>
          <table:table-cell office:value-type="float" office:value="31.3" table:style-name="ce11">
            <text:p>31.3</text:p>
          </table:table-cell>
          <table:table-cell office:value-type="float" office:value="755" table:style-name="ce11">
            <text:p>755.0</text:p>
          </table:table-cell>
          <table:table-cell office:value-type="float" office:value="119.018" table:formula="of:=[.B43]+[.E43]" table:style-name="ce7">
            <text:p>119.018</text:p>
          </table:table-cell>
          <table:table-cell office:value-type="float" office:value="31.63" table:formula="of:=[.C43]+[.F43]" table:style-name="ce7">
            <text:p>31.630</text:p>
          </table:table-cell>
          <table:table-cell office:value-type="float" office:value="755.33" table:formula="of:=[.D43]+[.G43]" table:style-name="ce7">
            <text:p>755.330</text:p>
          </table:table-cell>
          <table:table-cell office:value-type="float" office:value="300" table:style-name="ce1">
            <text:p>300</text:p>
          </table:table-cell>
          <table:table-cell office:value-type="float" office:value="75" table:style-name="ce1">
            <text:p>75</text:p>
          </table:table-cell>
          <table:table-cell office:value-type="float" office:value="2500" table:style-name="ce1">
            <text:p>2500</text:p>
          </table:table-cell>
          <table:table-cell office:value-type="percentage" office:value="0.99994000000000005" table:formula="of:=([.K43]-[.B43])/[.K43]" table:style-name="ce8">
            <text:p>100.0%</text:p>
          </table:table-cell>
          <table:table-cell office:value-type="percentage" office:value="0.99560000000000004" table:formula="of:=([.L43]-[.C43])/[.L43]" table:style-name="ce8">
            <text:p>99.6%</text:p>
          </table:table-cell>
          <table:table-cell office:value-type="percentage" office:value="0.99986799999999998" table:formula="of:=([.M43]-[.D43])/[.M43]" table:style-name="ce8">
            <text:p>100.0%</text:p>
          </table:table-cell>
          <table:table-cell office:value-type="float" office:value="0.60327333333333333" table:formula="of:=([.K43]-[.H43])/[.K43]" table:style-name="ce12">
            <text:p>6.0E-01</text:p>
          </table:table-cell>
          <table:table-cell office:value-type="float" office:value="0.57826666666666671" table:formula="of:=([.L43]-[.I43])/[.L43]" table:style-name="ce12">
            <text:p>5.8E-01</text:p>
          </table:table-cell>
          <table:table-cell office:value-type="float" office:value="0.69786800000000004" table:formula="of:=([.M43]-[.J43])/[.M43]" table:style-name="ce12">
            <text:p>7.0E-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3</text:p>
          </table:table-cell>
          <table:table-cell office:value-type="float" office:value="0.3" table:style-name="ce7">
            <text:p>0.300</text:p>
          </table:table-cell>
          <table:table-cell office:value-type="float" office:value="0.56999999999999995" table:style-name="ce7">
            <text:p>0.570</text:p>
          </table:table-cell>
          <table:table-cell office:value-type="float" office:value="0.6" table:style-name="ce7">
            <text:p>0.600</text:p>
          </table:table-cell>
          <table:table-cell office:value-type="float" office:value="15.8" table:style-name="ce11">
            <text:p>15.8</text:p>
          </table:table-cell>
          <table:table-cell office:value-type="float" office:value="9.8800000000000008" table:style-name="ce11">
            <text:p>9.9</text:p>
          </table:table-cell>
          <table:table-cell office:value-type="float" office:value="78" table:style-name="ce11">
            <text:p>78.0</text:p>
          </table:table-cell>
          <table:table-cell office:value-type="float" office:value="16.100000000000001" table:formula="of:=[.B44]+[.E44]" table:style-name="ce7">
            <text:p>16.100</text:p>
          </table:table-cell>
          <table:table-cell office:value-type="float" office:value="10.450000000000001" table:formula="of:=[.C44]+[.F44]" table:style-name="ce7">
            <text:p>10.450</text:p>
          </table:table-cell>
          <table:table-cell office:value-type="float" office:value="78.599999999999994" table:formula="of:=[.D44]+[.G44]" table:style-name="ce7">
            <text:p>78.600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145" table:style-name="ce1">
            <text:p>145</text:p>
          </table:table-cell>
          <table:table-cell office:value-type="percentage" office:value="0.99142857142857155" table:formula="of:=([.K44]-[.B44])/[.K44]" table:style-name="ce8">
            <text:p>99.1%</text:p>
          </table:table-cell>
          <table:table-cell office:value-type="percentage" office:value="0.96647058823529408" table:formula="of:=([.L44]-[.C44])/[.L44]" table:style-name="ce8">
            <text:p>96.6%</text:p>
          </table:table-cell>
          <table:table-cell office:value-type="percentage" office:value="0.99586206896551732" table:formula="of:=([.M44]-[.D44])/[.M44]" table:style-name="ce8">
            <text:p>99.6%</text:p>
          </table:table-cell>
          <table:table-cell office:value-type="float" office:value="0.53999999999999992" table:formula="of:=([.K44]-[.H44])/[.K44]" table:style-name="ce12">
            <text:p>5.4E-01</text:p>
          </table:table-cell>
          <table:table-cell office:value-type="float" office:value="0.38529411764705879" table:formula="of:=([.L44]-[.I44])/[.L44]" table:style-name="ce12">
            <text:p>3.9E-01</text:p>
          </table:table-cell>
          <table:table-cell office:value-type="float" office:value="0.45793103448275868" table:formula="of:=([.M44]-[.J44])/[.M44]" table:style-name="ce12">
            <text:p>4.6E-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4</text:p>
          </table:table-cell>
          <table:table-cell office:value-type="float" office:value="0.08" table:style-name="ce7">
            <text:p>0.080</text:p>
          </table:table-cell>
          <table:table-cell office:value-type="float" office:value="0.26" table:style-name="ce7">
            <text:p>0.260</text:p>
          </table:table-cell>
          <table:table-cell office:value-type="float" office:value="0.49" table:style-name="ce7">
            <text:p>0.490</text:p>
          </table:table-cell>
          <table:table-cell office:value-type="float" office:value="4.07" table:style-name="ce11">
            <text:p>4.1</text:p>
          </table:table-cell>
          <table:table-cell office:value-type="float" office:value="4.66" table:style-name="ce11">
            <text:p>4.7</text:p>
          </table:table-cell>
          <table:table-cell office:value-type="float" office:value="21" table:style-name="ce11">
            <text:p>21.0</text:p>
          </table:table-cell>
          <table:table-cell office:value-type="float" office:value="4.1500000000000004" table:formula="of:=[.B45]+[.E45]" table:style-name="ce7">
            <text:p>4.150</text:p>
          </table:table-cell>
          <table:table-cell office:value-type="float" office:value="4.92" table:formula="of:=[.C45]+[.F45]" table:style-name="ce7">
            <text:p>4.920</text:p>
          </table:table-cell>
          <table:table-cell office:value-type="float" office:value="21.49" table:formula="of:=[.D45]+[.G45]" table:style-name="ce7">
            <text:p>21.49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percentage" office:value="0.9946666666666667" table:formula="of:=([.K45]-[.B45])/[.K45]" table:style-name="ce8">
            <text:p>99.5%</text:p>
          </table:table-cell>
          <table:table-cell office:value-type="percentage" office:value="0.98375000000000001" table:formula="of:=([.L45]-[.C45])/[.L45]" table:style-name="ce8">
            <text:p>98.4%</text:p>
          </table:table-cell>
          <table:table-cell office:value-type="percentage" office:value="0.99209677419354836" table:formula="of:=([.M45]-[.D45])/[.M45]" table:style-name="ce8">
            <text:p>99.2%</text:p>
          </table:table-cell>
          <table:table-cell office:value-type="float" office:value="0.72333333333333327" table:formula="of:=([.K45]-[.H45])/[.K45]" table:style-name="ce12">
            <text:p>7.2E-01</text:p>
          </table:table-cell>
          <table:table-cell office:value-type="float" office:value="0.6925" table:formula="of:=([.L45]-[.I45])/[.L45]" table:style-name="ce12">
            <text:p>6.9E-01</text:p>
          </table:table-cell>
          <table:table-cell office:value-type="float" office:value="0.6533870967741936" table:formula="of:=([.M45]-[.J45])/[.M45]" table:style-name="ce12">
            <text:p>6.5E-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5</text:p>
          </table:table-cell>
          <table:table-cell office:value-type="float" office:value="0.39" table:style-name="ce7">
            <text:p>0.390</text:p>
          </table:table-cell>
          <table:table-cell office:value-type="float" office:value="0.39" table:style-name="ce7">
            <text:p>0.390</text:p>
          </table:table-cell>
          <table:table-cell office:value-type="float" office:value="0.77" table:style-name="ce7">
            <text:p>0.770</text:p>
          </table:table-cell>
          <table:table-cell office:value-type="float" office:value="2.92" table:style-name="ce11">
            <text:p>2.9</text:p>
          </table:table-cell>
          <table:table-cell office:value-type="float" office:value="3.13" table:style-name="ce11">
            <text:p>3.1</text:p>
          </table:table-cell>
          <table:table-cell office:value-type="float" office:value="10.199999999999999" table:style-name="ce11">
            <text:p>10.2</text:p>
          </table:table-cell>
          <table:table-cell office:value-type="float" office:value="3.31" table:formula="of:=[.B46]+[.E46]" table:style-name="ce7">
            <text:p>3.310</text:p>
          </table:table-cell>
          <table:table-cell office:value-type="float" office:value="3.52" table:formula="of:=[.C46]+[.F46]" table:style-name="ce7">
            <text:p>3.520</text:p>
          </table:table-cell>
          <table:table-cell office:value-type="float" office:value="10.969999999999999" table:formula="of:=[.D46]+[.G46]" table:style-name="ce7">
            <text:p>10.97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percentage" office:value="0.96749999999999992" table:formula="of:=([.K46]-[.B46])/[.K46]" table:style-name="ce8">
            <text:p>96.8%</text:p>
          </table:table-cell>
          <table:table-cell office:value-type="percentage" office:value="0.96749999999999992" table:formula="of:=([.L46]-[.C46])/[.L46]" table:style-name="ce8">
            <text:p>96.8%</text:p>
          </table:table-cell>
          <table:table-cell office:value-type="percentage" office:value="0.96920000000000006" table:formula="of:=([.M46]-[.D46])/[.M46]" table:style-name="ce8">
            <text:p>96.9%</text:p>
          </table:table-cell>
          <table:table-cell office:value-type="float" office:value="0.72416666666666663" table:formula="of:=([.K46]-[.H46])/[.K46]" table:style-name="ce12">
            <text:p>7.2E-01</text:p>
          </table:table-cell>
          <table:table-cell office:value-type="float" office:value="0.70666666666666667" table:formula="of:=([.L46]-[.I46])/[.L46]" table:style-name="ce12">
            <text:p>7.1E-01</text:p>
          </table:table-cell>
          <table:table-cell office:value-type="float" office:value="0.56120000000000003" table:formula="of:=([.M46]-[.J46])/[.M46]" table:style-name="ce12">
            <text:p>5.6E-01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“+” is based on N_opt of E_min</text:p>
          </table:table-cell>
          <table:table-cell table:number-columns-repeated="16379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percentage-style style:name="N36">
      <number:number number:decimal-places="1" number:min-integer-digits="1"/>
      <number:text>%</number:text>
    </number:percentage-style>
    <number:number-style style:name="N37">
      <number:scientific-number number:decimal-places="1" number:min-integer-digits="1" number:min-exponent-digits="2"/>
    </number:number-style>
    <number:number-style style:name="N38">
      <number:number number:decimal-places="1" number:min-integer-digits="1"/>
    </number:number-style>
    <number:number-style style:name="N39">
      <number:number number:decimal-places="3" number:min-integer-digits="1"/>
    </number:number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Jie Liu</dc:creator>
    <meta:creation-date>2009-04-16T11:32:48Z</meta:creation-date>
    <dc:date>2020-07-17T18:43:06Z</dc:date>
    <meta:editing-cycles>16</meta:editing-cycles>
    <meta:editing-duration>PT44113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5">
      <style:chart-properties chart:gap-width="150" chart:overlap="100" chart:link-data-style-to-source="true" chart:visible="true" chart:logarithmic="true" chart:minimum="1E-12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4.189842519685pt" svg:width="312.2898425196851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normal.$B$5" chart:values-cell-range-address="normal.$B$6:.$B$10" chart:class="chart:scatter" chart:attached-axis="primary-y" chart:style-name="G0S0">
            <chart:domain table:cell-range-address="normal.$A$6:.$A$10"/>
            <chart:data-point chart:repeated="5"/>
          </chart:series>
          <chart:series chart:label-cell-address="normal.$E$5" chart:values-cell-range-address="normal.$E$6:.$E$10" chart:class="chart:scatter" chart:attached-axis="primary-y" chart:style-name="G0S1">
            <chart:domain table:cell-range-address="normal.$A$6:.$A$10"/>
            <chart:data-point chart:repeated="5"/>
          </chart:series>
          <chart:series chart:label-cell-address="normal.$C$5" chart:values-cell-range-address="normal.$C$6:.$C$10" chart:class="chart:scatter" chart:attached-axis="primary-y" chart:style-name="G0S2">
            <chart:domain table:cell-range-address="normal.$A$6:.$A$10"/>
            <chart:data-point chart:repeated="5"/>
          </chart:series>
          <chart:series chart:label-cell-address="normal.$F$5" chart:values-cell-range-address="normal.$F$6:.$F$10" chart:class="chart:scatter" chart:attached-axis="primary-y" chart:style-name="G0S3">
            <chart:domain table:cell-range-address="normal.$A$6:.$A$10"/>
            <chart:data-point chart:repeated="5"/>
          </chart:series>
          <chart:series chart:label-cell-address="normal.$D$5" chart:values-cell-range-address="normal.$D$6:.$D$10" chart:class="chart:scatter" chart:attached-axis="primary-y" chart:style-name="G0S4">
            <chart:domain table:cell-range-address="normal.$A$6:.$A$10"/>
            <chart:data-point chart:repeated="5"/>
          </chart:series>
          <chart:series chart:label-cell-address="normal.$G$5" chart:values-cell-range-address="normal.$G$6:.$G$10" chart:class="chart:scatter" chart:attached-axis="primary-y" chart:style-name="G0S5">
            <chart:domain table:cell-range-address="normal.$A$6:.$A$10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5">
      <style:chart-properties chart:gap-width="150" chart:overlap="0" chart:link-data-style-to-source="true" chart:visible="true" chart:logarithmic="true" chart:minimum="1E-14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4.189842519685pt" svg:width="312.2898425196851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normal.$J$5" chart:values-cell-range-address="normal.$J$6:.$J$10" chart:class="chart:scatter" chart:attached-axis="primary-y" chart:style-name="G0S0">
            <chart:domain table:cell-range-address="normal.$I$6:.$I$10"/>
            <chart:data-point chart:repeated="5"/>
          </chart:series>
          <chart:series chart:label-cell-address="normal.$M$5" chart:values-cell-range-address="normal.$M$6:.$M$10" chart:class="chart:scatter" chart:attached-axis="primary-y" chart:style-name="G0S1">
            <chart:domain table:cell-range-address="normal.$I$6:.$I$10"/>
            <chart:data-point chart:repeated="5"/>
          </chart:series>
          <chart:series chart:label-cell-address="normal.$K$5" chart:values-cell-range-address="normal.$K$6:.$K$10" chart:class="chart:scatter" chart:attached-axis="primary-y" chart:style-name="G0S2">
            <chart:domain table:cell-range-address="normal.$I$6:.$I$10"/>
            <chart:data-point chart:repeated="5"/>
          </chart:series>
          <chart:series chart:label-cell-address="normal.$N$5" chart:values-cell-range-address="normal.$N$6:.$N$10" chart:class="chart:scatter" chart:attached-axis="primary-y" chart:style-name="G0S3">
            <chart:domain table:cell-range-address="normal.$I$6:.$I$10"/>
            <chart:data-point chart:repeated="5"/>
          </chart:series>
          <chart:series chart:label-cell-address="normal.$L$5" chart:values-cell-range-address="normal.$L$6:.$L$10" chart:class="chart:scatter" chart:attached-axis="primary-y" chart:style-name="G0S4">
            <chart:domain table:cell-range-address="normal.$I$6:.$I$10"/>
            <chart:data-point chart:repeated="5"/>
          </chart:series>
          <chart:series chart:label-cell-address="normal.$O$5" chart:values-cell-range-address="normal.$O$6:.$O$10" chart:class="chart:scatter" chart:attached-axis="primary-y" chart:style-name="G0S5">
            <chart:domain table:cell-range-address="normal.$I$6:.$I$10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